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332D000019C9B1E10AB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2" style:family="table">
      <style:table-properties style:width="6.6931in" table:align="margins"/>
    </style:style>
    <style:style style:name="Tabel2.A" style:family="table-column">
      <style:table-column-properties style:column-width="1.3194in" style:rel-column-width="12919*"/>
    </style:style>
    <style:style style:name="Tabel2.B" style:family="table-column">
      <style:table-column-properties style:column-width="5.3736in" style:rel-column-width="52616*"/>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padding="0.0382in" fo:border-left="0.0007in solid #000000" fo:border-right="none" fo:border-top="none" fo:border-bottom="0.0007in solid #000000"/>
    </style:style>
    <style:style style:name="Tabel2.B2" style:family="table-cell">
      <style:table-cell-properties fo:padding="0.0382in" fo:border-left="0.0007in solid #000000" fo:border-right="0.0007in solid #000000" fo:border-top="none" fo:border-bottom="0.0007in solid #000000"/>
    </style:style>
    <style:style style:name="Tabel3" style:family="table">
      <style:table-properties style:width="6.6764in" fo:margin-left="0.016in" fo:margin-right="0.0007in" table:align="margins" style:writing-mode="lr-tb"/>
    </style:style>
    <style:style style:name="Tabel3.A" style:family="table-column">
      <style:table-column-properties style:column-width="3.1049in" style:rel-column-width="30477*"/>
    </style:style>
    <style:style style:name="Tabel3.B" style:family="table-column">
      <style:table-column-properties style:column-width="3.5715in" style:rel-column-width="35058*"/>
    </style:style>
    <style:style style:name="Tabel3.1" style:family="table-row">
      <style:table-row-properties style:keep-together="true" fo:keep-together="auto"/>
    </style:style>
    <style:style style:name="Tabel3.A1" style:family="table-cell">
      <style:table-cell-properties fo:padding-left="0.075in" fo:padding-right="0.075in" fo:padding-top="0.0194in" fo:padding-bottom="0in" fo:border-left="0.0007in solid #000000" fo:border-right="none" fo:border-top="0.0007in solid #000000" fo:border-bottom="0.0007in solid #000000"/>
    </style:style>
    <style:style style:name="Tabel3.B1" style:family="table-cell">
      <style:table-cell-properties fo:padding-left="0.075in" fo:padding-right="0.075in" fo:padding-top="0.0194in" fo:padding-bottom="0in" fo:border="0.0007in solid #000000"/>
    </style:style>
    <style:style style:name="Tabel3.2" style:family="table-row">
      <style:table-row-properties style:min-row-height="0.1972in" style:keep-together="true" fo:keep-together="auto"/>
    </style:style>
    <style:style style:name="Tabel4" style:family="table">
      <style:table-properties style:width="6.6965in" fo:margin-left="0in" fo:margin-right="-0.0035in" table:align="margins"/>
    </style:style>
    <style:style style:name="Tabel4.A" style:family="table-column">
      <style:table-column-properties style:column-width="2in" style:rel-column-width="19572*"/>
    </style:style>
    <style:style style:name="Tabel4.B" style:family="table-column">
      <style:table-column-properties style:column-width="4.6965in" style:rel-column-width="45963*"/>
    </style:style>
    <style:style style:name="Tabel5" style:family="table">
      <style:table-properties style:width="5.8229in" table:align="left"/>
    </style:style>
    <style:style style:name="Tabel5.A" style:family="table-column">
      <style:table-column-properties style:column-width="2in"/>
    </style:style>
    <style:style style:name="Tabel5.B" style:family="table-column">
      <style:table-column-properties style:column-width="3.8229in"/>
    </style:style>
    <style:style style:name="Tabel6" style:family="table">
      <style:table-properties style:width="5.8229in" table:align="left"/>
    </style:style>
    <style:style style:name="Tabel6.A" style:family="table-column">
      <style:table-column-properties style:column-width="2in"/>
    </style:style>
    <style:style style:name="Tabel6.B" style:family="table-column">
      <style:table-column-properties style:column-width="3.8229in"/>
    </style:style>
    <style:style style:name="P1" style:family="paragraph" style:parent-style-name="Header">
      <style:text-properties fo:font-size="12pt" fo:font-weight="bold" style:font-size-asian="12pt" style:font-weight-asian="bold" style:font-size-complex="12pt" style:font-weight-complex="bold"/>
    </style:style>
    <style:style style:name="P2" style:family="paragraph" style:parent-style-name="Header">
      <style:paragraph-properties fo:text-align="start" style:justify-single-word="false">
        <style:tab-stops>
          <style:tab-stop style:position="-0.5in"/>
          <style:tab-stop style:position="0in"/>
          <style:tab-stop style:position="0.3346in"/>
          <style:tab-stop style:position="0.6654in"/>
          <style:tab-stop style:position="1.0827in"/>
          <style:tab-stop style:position="1.9173in"/>
          <style:tab-stop style:position="2.6661in"/>
          <style:tab-stop style:position="3.4181in"/>
          <style:tab-stop style:position="4.2484in"/>
          <style:tab-stop style:position="5.0008in"/>
          <style:tab-stop style:position="5.8311in"/>
          <style:tab-stop style:position="6.5008in"/>
        </style:tab-stops>
      </style:paragraph-properties>
      <style:text-properties style:font-name="Arial" fo:font-size="12pt" fo:letter-spacing="-0.0016in" fo:font-weight="normal" style:font-size-asian="12pt" style:font-weight-asian="normal" style:font-name-complex="Arial" style:font-size-complex="12pt" style:font-weight-complex="normal"/>
    </style:style>
    <style:style style:name="P3" style:family="paragraph" style:parent-style-name="Text_20_body">
      <style:paragraph-properties fo:margin-left="0in" fo:margin-right="0in" fo:text-indent="0in" style:auto-text-indent="false">
        <style:tab-stops/>
      </style:paragraph-properties>
    </style:style>
    <style:style style:name="P4" style:family="paragraph" style:parent-style-name="inspringing_20_1e">
      <style:paragraph-properties fo:margin-left="0in" fo:margin-right="0in" fo:text-align="start" style:justify-single-word="false" fo:text-indent="0in" style:auto-text-indent="false" style:text-autospace="none" style:vertical-align="auto" style:writing-mode="lr-tb"/>
      <style:text-properties style:font-name="Arial" fo:font-size="9pt" fo:language="nl" fo:country="NL" style:font-name-asian="Arial" style:font-size-asian="9pt" style:language-asian="ar" style:country-asian="SA" style:font-name-complex="Arial" style:font-size-complex="9pt" style:language-complex="ar" style:country-complex="SA"/>
    </style:style>
    <style:style style:name="P5" style:family="paragraph" style:parent-style-name="inspringing_20_1e">
      <style:paragraph-properties fo:margin-left="0in" fo:margin-right="0in" fo:text-align="start" style:justify-single-word="false" fo:text-indent="0in" style:auto-text-indent="false" style:text-autospace="none" style:vertical-align="auto" style:writing-mode="lr-tb"/>
      <style:text-properties style:font-name="Arial" fo:font-size="9pt" fo:language="nl" fo:country="NL" fo:font-weight="bold" style:font-name-asian="Arial" style:font-size-asian="9pt" style:language-asian="ar" style:country-asian="SA" style:font-weight-asian="bold" style:font-name-complex="Arial" style:font-size-complex="9pt" style:language-complex="ar" style:country-complex="SA" style:font-weight-complex="bold"/>
    </style:style>
    <style:style style:name="P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fo:color="#000000" style:font-name="Arial" fo:font-size="9pt" fo:language="nl" fo:country="NL" style:font-name-asian="Arial" style:font-size-asian="9pt" style:language-asian="ar" style:country-asian="SA" style:font-name-complex="Arial" style:font-size-complex="9pt" style:language-complex="ar" style:country-complex="SA"/>
    </style:style>
    <style:style style:name="P7" style:family="paragraph" style:parent-style-name="Text_20_body" style:master-page-name="">
      <style:paragraph-properties fo:margin-left="0.0098in" fo:margin-right="0in" fo:margin-top="0in" fo:margin-bottom="0in" fo:text-indent="0in" style:auto-text-indent="false" style:page-number="auto">
        <style:tab-stops>
          <style:tab-stop style:position="0.1591in"/>
        </style:tab-stops>
      </style:paragraph-properties>
    </style:style>
    <style:style style:name="P8" style:family="paragraph" style:parent-style-name="Text_20_body">
      <style:paragraph-properties fo:margin-left="0.2575in" fo:margin-right="0in" fo:text-indent="-0.25in" style:auto-text-indent="false">
        <style:tab-stops>
          <style:tab-stop style:position="0.1591in"/>
        </style:tab-stops>
      </style:paragraph-properties>
    </style:style>
    <style:style style:name="P9" style:family="paragraph" style:parent-style-name="Table_20_Contents">
      <style:paragraph-properties fo:margin-top="0in" fo:margin-bottom="0in" fo:padding="0in" fo:border="none">
        <style:tab-stops>
          <style:tab-stop style:position="1.2598in"/>
        </style:tab-stops>
      </style:paragraph-properties>
      <style:text-properties style:font-name="Arial1" fo:font-size="10pt"/>
    </style:style>
    <style:style style:name="P10" style:family="paragraph" style:parent-style-name="Table_20_Contents">
      <style:paragraph-properties fo:margin-top="0in" fo:margin-bottom="0.1965in" fo:padding="0in" fo:border="none"/>
    </style:style>
    <style:style style:name="P11" style:family="paragraph" style:parent-style-name="Table_20_Contents">
      <style:paragraph-properties fo:margin-top="0in" fo:margin-bottom="0.1965in" fo:padding="0in" fo:border="none"/>
      <style:text-properties style:font-name="Arial1" fo:font-size="10pt"/>
    </style:style>
    <style:style style:name="P12" style:family="paragraph" style:parent-style-name="Table_20_Contents">
      <style:paragraph-properties fo:margin-top="0in" fo:margin-bottom="0.1965in" fo:padding="0in" fo:border="none">
        <style:tab-stops>
          <style:tab-stop style:position="1.4484in"/>
        </style:tab-stops>
      </style:paragraph-properties>
      <style:text-properties style:font-name="Arial1" fo:font-size="10pt"/>
    </style:style>
    <style:style style:name="P13" style:family="paragraph" style:parent-style-name="Table_20_Contents">
      <style:paragraph-properties fo:margin-top="0in" fo:margin-bottom="0.1965in" fo:padding="0in" fo:border="none">
        <style:tab-stops>
          <style:tab-stop style:position="1.4583in"/>
        </style:tab-stops>
      </style:paragraph-properties>
      <style:text-properties style:font-name="Arial1" fo:font-size="10pt"/>
    </style:style>
    <style:style style:name="P14" style:family="paragraph" style:parent-style-name="Table_20_Contents">
      <style:paragraph-properties fo:margin-top="0in" fo:margin-bottom="0.1965in" fo:padding="0in" fo:border="none" fo:keep-with-next="always"/>
    </style:style>
    <style:style style:name="P15" style:family="paragraph" style:parent-style-name="Table_20_Contents">
      <style:paragraph-properties fo:margin-top="0in" fo:margin-bottom="0.1965in" fo:padding="0in" fo:border="none" fo:keep-with-next="always"/>
      <style:text-properties style:font-name="Arial1" fo:font-size="10pt"/>
    </style:style>
    <style:style style:name="P16" style:family="paragraph" style:parent-style-name="Standard">
      <style:paragraph-properties fo:orphans="2" fo:widows="2">
        <style:tab-stops>
          <style:tab-stop style:position="-0.5in"/>
          <style:tab-stop style:position="0.278in"/>
          <style:tab-stop style:position="0.8598in"/>
          <style:tab-stop style:position="6.5319in" style:type="right" style:leader-style="dotted" style:leader-text="."/>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Standard">
      <style:paragraph-properties fo:orphans="2" fo:widows="2">
        <style:tab-stops>
          <style:tab-stop style:position="-0.5in"/>
          <style:tab-stop style:position="0.278in"/>
          <style:tab-stop style:position="0.8598in"/>
          <style:tab-stop style:position="6.5319in" style:type="right" style:leader-style="dotted" style:leader-text="."/>
        </style:tab-stops>
      </style:paragraph-properties>
      <style:text-properties style:font-name="Arial" fo:font-size="12pt" style:font-size-asian="12pt" style:font-size-complex="12pt"/>
    </style:style>
    <style:style style:name="P18" style:family="paragraph" style:parent-style-name="Standard">
      <style:paragraph-properties fo:orphans="2" fo:widows="2">
        <style:tab-stops>
          <style:tab-stop style:position="-0.5in"/>
          <style:tab-stop style:position="0.278in"/>
          <style:tab-stop style:position="0.8598in"/>
          <style:tab-stop style:position="6.5319in" style:type="right" style:leader-style="dotted" style:leader-text="."/>
        </style:tab-stops>
      </style:paragraph-properties>
      <style:text-properties style:font-name="Arial"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Standard">
      <style:paragraph-properties fo:margin-left="0in" fo:margin-right="0.25in" fo:text-align="center" style:justify-single-word="false" fo:orphans="2" fo:widows="2" fo:text-indent="0in" style:auto-text-indent="false" style:snap-to-layout-grid="false">
        <style:tab-stops>
          <style:tab-stop style:position="-0.5in"/>
          <style:tab-stop style:position="0in"/>
          <style:tab-stop style:position="0.3335in"/>
          <style:tab-stop style:position="0.6665in"/>
          <style:tab-stop style:position="1.0835in"/>
          <style:tab-stop style:position="1.9165in"/>
          <style:tab-stop style:position="2.6665in"/>
          <style:tab-stop style:position="3.4165in"/>
          <style:tab-stop style:position="4.25in"/>
          <style:tab-stop style:position="5in"/>
          <style:tab-stop style:position="5.8335in"/>
          <style:tab-stop style:position="6.5in"/>
        </style:tab-stops>
      </style:paragraph-properties>
      <style:text-properties style:font-name="Arial" fo:font-size="26pt" fo:letter-spacing="-0.0016in" fo:font-weight="bold" style:font-size-asian="26pt" style:font-weight-asian="bold" style:font-name-complex="Arial" style:font-size-complex="26pt"/>
    </style:style>
    <style:style style:name="P21" style:family="paragraph" style:parent-style-name="Standard">
      <style:paragraph-properties fo:margin-left="0in" fo:margin-right="0.25in" fo:text-align="start" style:justify-single-word="false" fo:orphans="2" fo:widows="2" fo:text-indent="0in" style:auto-text-indent="false" style:snap-to-layout-grid="false">
        <style:tab-stops>
          <style:tab-stop style:position="-0.5in"/>
          <style:tab-stop style:position="0in"/>
          <style:tab-stop style:position="0.3335in"/>
          <style:tab-stop style:position="0.6665in"/>
          <style:tab-stop style:position="1.0835in"/>
          <style:tab-stop style:position="1.9165in"/>
          <style:tab-stop style:position="2.6665in"/>
          <style:tab-stop style:position="3.4165in"/>
          <style:tab-stop style:position="4.25in"/>
          <style:tab-stop style:position="5in"/>
          <style:tab-stop style:position="5.8335in"/>
          <style:tab-stop style:position="6.5in"/>
        </style:tab-stops>
      </style:paragraph-properties>
      <style:text-properties style:font-name="Arial" fo:font-size="18pt" fo:letter-spacing="-0.0016in" fo:font-weight="bold" style:font-size-asian="18pt" style:font-weight-asian="bold" style:font-name-complex="Arial"/>
    </style:style>
    <style:style style:name="P22" style:family="paragraph" style:parent-style-name="Standard">
      <style:paragraph-properties fo:margin-left="0in" fo:margin-right="0.25in" fo:text-align="center" style:justify-single-word="false" fo:orphans="2" fo:widows="2" fo:text-indent="0in" style:auto-text-indent="false" style:snap-to-layout-grid="false">
        <style:tab-stops>
          <style:tab-stop style:position="-0.5in"/>
          <style:tab-stop style:position="0in"/>
          <style:tab-stop style:position="0.3335in"/>
          <style:tab-stop style:position="0.6665in"/>
          <style:tab-stop style:position="1.0835in"/>
          <style:tab-stop style:position="1.9165in"/>
          <style:tab-stop style:position="2.6665in"/>
          <style:tab-stop style:position="3.4165in"/>
          <style:tab-stop style:position="4.25in"/>
          <style:tab-stop style:position="5in"/>
          <style:tab-stop style:position="5.8335in"/>
          <style:tab-stop style:position="6.5in"/>
        </style:tab-stops>
      </style:paragraph-properties>
      <style:text-properties style:font-name="Arial" fo:font-size="18pt" fo:letter-spacing="-0.0016in" fo:font-weight="bold" style:font-size-asian="18pt" style:font-weight-asian="bold" style:font-name-complex="Arial"/>
    </style:style>
    <style:style style:name="P23" style:family="paragraph" style:parent-style-name="Header">
      <style:paragraph-properties fo:margin-left="0in" fo:margin-right="0.25in" fo:text-align="start" style:justify-single-word="false" fo:orphans="2" fo:widows="2" fo:text-indent="0in" style:auto-text-indent="false" style:snap-to-layout-grid="false">
        <style:tab-stops>
          <style:tab-stop style:position="-0.5in"/>
          <style:tab-stop style:position="0in"/>
          <style:tab-stop style:position="0.3346in"/>
          <style:tab-stop style:position="0.6654in"/>
          <style:tab-stop style:position="1.0827in"/>
          <style:tab-stop style:position="1.9173in"/>
          <style:tab-stop style:position="2.6661in"/>
          <style:tab-stop style:position="3.4181in"/>
          <style:tab-stop style:position="4.2484in"/>
          <style:tab-stop style:position="5.0008in"/>
          <style:tab-stop style:position="5.8311in"/>
          <style:tab-stop style:position="6.5008in"/>
        </style:tab-stops>
      </style:paragraph-properties>
      <style:text-properties style:font-name="Arial" fo:font-size="12pt" fo:letter-spacing="-0.0016in" fo:font-weight="normal" style:font-size-asian="12pt" style:font-weight-asian="normal" style:font-name-complex="Arial" style:font-size-complex="12pt" style:font-weight-complex="normal"/>
    </style:style>
    <style:style style:name="P24" style:family="paragraph" style:parent-style-name="Header">
      <style:paragraph-properties fo:margin-left="0in" fo:margin-right="0.25in" fo:text-align="start" style:justify-single-word="false" fo:orphans="2" fo:widows="2" fo:text-indent="0in" style:auto-text-indent="false" style:snap-to-layout-grid="false">
        <style:tab-stops>
          <style:tab-stop style:position="-0.5in"/>
          <style:tab-stop style:position="0in"/>
          <style:tab-stop style:position="0.3346in"/>
          <style:tab-stop style:position="0.6654in"/>
          <style:tab-stop style:position="1.0827in"/>
          <style:tab-stop style:position="1.9173in"/>
          <style:tab-stop style:position="2.6661in"/>
          <style:tab-stop style:position="3.4181in"/>
          <style:tab-stop style:position="4.2484in"/>
          <style:tab-stop style:position="5.0008in"/>
          <style:tab-stop style:position="5.8311in"/>
          <style:tab-stop style:position="6.5008in"/>
        </style:tab-stops>
      </style:paragraph-properties>
      <style:text-properties style:font-name="Arial" fo:font-size="12pt" fo:letter-spacing="-0.0016in" fo:font-weight="bold" style:font-size-asian="12pt" style:font-weight-asian="bold" style:font-name-complex="Arial" style:font-size-complex="12pt" style:font-weight-complex="bold"/>
    </style:style>
    <style:style style:name="P25" style:family="paragraph" style:parent-style-name="Table_20_Contents">
      <style:paragraph-properties fo:text-align="start" style:justify-single-word="false"/>
      <style:text-properties style:font-name="Times New Roman" fo:font-size="12pt" fo:font-weight="bold" style:font-size-asian="12pt" style:font-weight-asian="bold" style:font-name-complex="Arial" style:font-size-complex="12pt" style:font-weight-complex="bold"/>
    </style:style>
    <style:style style:name="P26" style:family="paragraph" style:parent-style-name="Table_20_Contents">
      <style:paragraph-properties fo:margin-top="0in" fo:margin-bottom="0.0835in" fo:padding="0in" fo:border="none" fo:keep-with-next="always"/>
      <style:text-properties style:font-name="Arial1" fo:font-size="10pt" fo:font-weight="bold"/>
    </style:style>
    <style:style style:name="P27" style:family="paragraph" style:parent-style-name="Table_20_Contents">
      <style:paragraph-properties fo:margin-top="0in" fo:margin-bottom="0.0835in" fo:padding="0in" fo:border="none"/>
      <style:text-properties style:font-name="Arial1" fo:font-size="10pt" fo:font-weight="bold"/>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Text_20_body" style:list-style-name="L3"/>
    <style:style style:name="P32" style:family="paragraph" style:parent-style-name="Text_20_body" style:list-style-name="L2">
      <style:paragraph-properties fo:margin-left="0.248in" fo:margin-right="0in" fo:margin-top="0in" fo:margin-bottom="0in" fo:text-indent="-0.25in" style:auto-text-indent="false">
        <style:tab-stops>
          <style:tab-stop style:position="0.1882in"/>
          <style:tab-stop style:position="1.1209in"/>
        </style:tab-stops>
      </style:paragraph-properties>
    </style:style>
    <style:style style:name="P33" style:family="paragraph" style:parent-style-name="Text_20_body" style:list-style-name="L3">
      <style:paragraph-properties fo:margin-left="0.248in" fo:margin-right="0in" fo:margin-top="0in" fo:margin-bottom="0in" fo:text-indent="-0.25in" style:auto-text-indent="false">
        <style:tab-stops>
          <style:tab-stop style:position="0.2083in"/>
        </style:tab-stops>
      </style:paragraph-properties>
    </style:style>
    <style:style style:name="P34" style:family="paragraph" style:parent-style-name="Text_20_body" style:list-style-name="L4">
      <style:paragraph-properties fo:margin-left="0.2575in" fo:margin-right="0in" fo:margin-top="0in" fo:margin-bottom="0in" fo:text-indent="-0.25in" style:auto-text-indent="false">
        <style:tab-stops>
          <style:tab-stop style:position="0.2283in"/>
        </style:tab-stops>
      </style:paragraph-properties>
    </style:style>
    <style:style style:name="P35" style:family="paragraph" style:parent-style-name="Text_20_body" style:list-style-name="L5">
      <style:paragraph-properties fo:margin-left="0.2575in" fo:margin-right="0in" fo:margin-top="0in" fo:margin-bottom="0in" fo:text-indent="-0.25in" style:auto-text-indent="false">
        <style:tab-stops>
          <style:tab-stop style:position="0.1591in"/>
        </style:tab-stops>
      </style:paragraph-properties>
    </style:style>
    <style:style style:name="P36" style:family="paragraph" style:parent-style-name="Text_20_body" style:list-style-name="L5">
      <style:paragraph-properties fo:margin-left="0.2575in" fo:margin-right="0in" fo:text-indent="-0.25in" style:auto-text-indent="false">
        <style:tab-stops>
          <style:tab-stop style:position="0.1591in"/>
        </style:tab-stops>
      </style:paragraph-properties>
    </style:style>
    <style:style style:name="P37" style:family="paragraph" style:parent-style-name="Heading_20_2">
      <style:paragraph-properties fo:break-before="page"/>
    </style:style>
    <style:style style:name="P38" style:family="paragraph" style:parent-style-name="Standard" style:master-page-name="First_20_Page">
      <style:paragraph-properties style:page-number="auto" fo:break-before="page"/>
    </style:style>
    <style:style style:name="P39" style:family="paragraph" style:parent-style-name="Standard" style:list-style-name="L1">
      <style:paragraph-properties fo:margin-left="0.1799in" fo:margin-right="0in" fo:orphans="2" fo:widows="2" fo:text-indent="-0.161in" style:auto-text-indent="false">
        <style:tab-stops>
          <style:tab-stop style:position="0.1898in"/>
        </style:tab-stops>
      </style:paragraph-properties>
      <style:text-properties style:font-name="Arial"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Arial1" fo:font-size="10pt"/>
    </style:style>
    <style:style style:name="T3" style:family="text">
      <style:text-properties fo:color="#000000" fo:font-size="12pt" fo:language="nl" fo:country="NL" style:font-name-asian="Arial" style:font-size-asian="12pt" style:language-asian="ar" style:country-asian="SA" style:font-name-complex="Arial" style:font-size-complex="12pt" style:language-complex="ar" style:country-complex="SA"/>
    </style:style>
    <style:style style:name="T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Standard"/>
      <text:p text:style-name="Standard"><draw:frame draw:style-name="fr1" draw:name="Afbeeldingen1" text:anchor-type="paragraph" svg:x="0.689in" svg:y="1.4189in" svg:width="5.1575in" svg:height="2.5984in" draw:z-index="0"><draw:image xlink:href="Pictures/200000080000332D000019C9B1E10ABB.svm" xlink:type="simple" xlink:show="embed" xlink:actuate="onLoad"/></draw:frame></text:p>
      <text:p text:style-name="P21"/>
      <text:p text:style-name="P21"/>
      <text:p text:style-name="P21"/>
      <text:p text:style-name="P21"/>
      <text:p text:style-name="P22"/>
      <text:p text:style-name="P20"><text:user-defined style:data-style-name="N0" text:name="Titel">Berichtcatalogus bg0310-BAG</text:user-defined></text:p>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uteur:<text:tab/><text:user-defined style:data-style-name="N0" text:name="Auteur">KING</text:user-defined></text:p>
      <text:p text:style-name="P23">Versie: <text:s/><text:tab/><text:user-defined style:data-style-name="N0" text:name="Versie">1.1</text:user-defined></text:p>
      <text:p text:style-name="P23">Status: <text:tab/><text:user-defined style:data-style-name="N0" text:name="Status">In gebruik</text:user-defined></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ternet_20_link"/>
            <text:index-entry-link-end/>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28">Inhoudsopgave</text:p>
          </text:index-title>
          <text:p text:style-name="P29">1 Inleiding<text:tab/>3</text:p>
          <text:p text:style-name="P30">1.1 Onderliggend materiaal<text:tab/>4</text:p>
          <text:p text:style-name="P29">2 Definitie Berichtcatalogus bg0310-BAG<text:tab/>4</text:p>
          <text:p text:style-name="P30">2.1 Gebruik StUF-BG 3.10<text:tab/>4</text:p>
          <text:p text:style-name="P30">2.2 Definitie BAG+ <text:tab/>4</text:p>
          <text:p text:style-name="P29">3 Definitie aanvullende gebeurtenissen<text:tab/>5</text:p>
          <text:p text:style-name="P29">4 Bijzondere aandachtspunten bij BAG-gebeurtenissen<text:tab/>5</text:p>
          <text:p text:style-name="P29">5 Berichtspecificaties<text:tab/>7</text:p>
          <text:p text:style-name="P29">6 Definitie extraElementen<text:tab/>10</text:p>
          <text:p text:style-name="P30">6.1 codeGebeurtenis<text:tab/>11</text:p>
          <text:p text:style-name="P30">6.2 begindatumTijdvakGeldigheidBAG<text:tab/>13</text:p>
          <text:p text:style-name="P30">6.3 einddatumTijdvakGeldigheidBAG<text:tab/>14</text:p>
        </text:index-body>
      </text:table-of-content>
      <text:p text:style-name="P23"/>
      <text:p text:style-name="P24"/>
      <table:table table:name="Tabel2" table:style-name="Tabel2">
        <table:table-column table:style-name="Tabel2.A"/>
        <table:table-column table:style-name="Tabel2.B"/>
        <table:table-row>
          <table:table-cell table:style-name="Tabel2.A1" office:value-type="string">
            <text:p text:style-name="P25">Versie</text:p>
          </table:table-cell>
          <table:table-cell table:style-name="Tabel2.B1" office:value-type="string">
            <text:p text:style-name="P25">Wijzigingen</text:p>
          </table:table-cell>
        </table:table-row>
        <table:table-row>
          <table:table-cell table:style-name="Tabel2.A2" office:value-type="string">
            <text:p text:style-name="P16">Versie 0.1<text:line-break/>Koppelvlak BAG-WOZ</text:p>
          </table:table-cell>
          <table:table-cell table:style-name="Tabel2.B2" office:value-type="string">
            <text:p text:style-name="P18">Versie voor werksessie op 26 januari 2010</text:p>
          </table:table-cell>
        </table:table-row>
        <table:table-row>
          <table:table-cell table:style-name="Tabel2.A2" office:value-type="string">
            <text:p text:style-name="P16">Versie 0.2</text:p>
          </table:table-cell>
          <table:table-cell table:style-name="Tabel2.B2" office:value-type="string">
            <text:p text:style-name="P18">Versie voor Bijeenkomst Klankbord berichtenverkeer WOZ / BAG applicatieleveranciers</text:p>
          </table:table-cell>
        </table:table-row>
        <table:table-row>
          <table:table-cell table:style-name="Tabel2.A2" office:value-type="string">
            <text:p text:style-name="P16">Versie 0.9</text:p>
          </table:table-cell>
          <table:table-cell table:style-name="Tabel2.B2" office:value-type="string">
            <text:p text:style-name="P18">Versie aangeboden aan KING ter vaststelling</text:p>
          </table:table-cell>
        </table:table-row>
        <table:table-row>
          <table:table-cell table:style-name="Tabel2.A2" office:value-type="string">
            <text:p text:style-name="P16">Versie 0.91</text:p>
          </table:table-cell>
          <table:table-cell table:style-name="Tabel2.B2" office:value-type="string">
            <text:p text:style-name="P18">Versie na bespreking in expertgroep StUF</text:p>
          </table:table-cell>
        </table:table-row>
        <table:table-row>
          <table:table-cell table:style-name="Tabel2.A2" office:value-type="string">
            <text:p text:style-name="P16">Versie 0.92</text:p>
          </table:table-cell>
          <table:table-cell table:style-name="Tabel2.B2" office:value-type="string">
            <text:p text:style-name="P18">Versie na verwerking resultaat test StUF conformiteit</text:p>
          </table:table-cell>
        </table:table-row>
        <table:table-row>
          <table:table-cell table:style-name="Tabel2.A2" office:value-type="string">
            <text:p text:style-name="P16">Versie 0.93</text:p>
          </table:table-cell>
          <table:table-cell table:style-name="Tabel2.B2" office:value-type="string">
            <text:p text:style-name="P18">Vermelding gebruik namespace bgbag voor dit koppelvlak toegevoegd.</text:p>
          </table:table-cell>
        </table:table-row>
        <table:table-row>
          <table:table-cell table:style-name="Tabel2.A2" office:value-type="string">
            <text:p text:style-name="P16">Versie 0.94</text:p>
          </table:table-cell>
          <table:table-cell table:style-name="Tabel2.B2" office:value-type="string">
            <text:p text:style-name="P18">Versie na bespreking in expertgroep StUF, terug naar namespace bg. </text:p>
          </table:table-cell>
        </table:table-row>
        <table:table-row>
          <table:table-cell table:style-name="Tabel2.A2" office:value-type="string">
            <text:p text:style-name="P16">Versie 0.95</text:p>
          </table:table-cell>
          <table:table-cell table:style-name="Tabel2.B2" office:value-type="string">
            <text:p text:style-name="P18">Tikfout in code gebeurtenis benoemen ligplaats (BGR-BSLLP) gecorrigeerd. Hier stond ten onrechte BRA-BSLLP.</text:p>
          </table:table-cell>
        </table:table-row>
        <table:table-row>
          <table:table-cell table:style-name="Tabel2.A2" office:value-type="string">
            <text:p text:style-name="P16">Versie 0.96</text:p>
          </table:table-cell>
          <table:table-cell table:style-name="Tabel2.B2" office:value-type="string">
            <text:list xml:id="list9011817569264550572" text:style-name="L1">
              <text:list-item>
                <text:p text:style-name="P39">TGO bericht in gebeurtenis Melding start bouw (BGR-MSB) is optioneel.</text:p>
              </text:list-item>
              <text:list-item>
                <text:p text:style-name="P39">In het AOA bericht bij Hernoemen woonplaats (BRA-HWP) kan de woonplaatsWaarinGelegen wijzigen. </text:p>
              </text:list-item>
              <text:list-item>
                <text:p text:style-name="P39">Zowel in het TGO als het AOA bericht de woonplaatsWaarinGelegenGrp uitgewerkt</text:p>
              </text:list-item>
              <text:list-item>
                <text:p text:style-name="P39">In aoaLk01 bij BAG-BN is num.geconstaeerd verplicht. </text:p>
              </text:list-item>
              <text:list-item>
                <text:p text:style-name="P39">Bij aoaLk01 is bij de gebeurtenis BAG-IN in onderzoek niet aanwezig. </text:p>
              </text:list-item>
              <text:list-item>
                <text:p text:style-name="P39">In aoaLk01 bij BGR-VBI, BGR-SVVSAMEN en BGR-SVVSPLITS bij bericht voor afvoeren AOA is in onderzoek niet aanwezig.</text:p>
              </text:list-item>
              <text:list-item>
                <text:p text:style-name="P39">In aoaLk01 zijn bij BRA-HOR huisnummer, huisletter, huisnummertoevoeging en postcode verplicht. In aoaLk01 zijn bij BRA-HOB huisnummer, huisletter, huisnummertoevoeging en postcode verplicht. </text:p>
              </text:list-item>
              <text:list-item>
                <text:p text:style-name="P39"><text:soft-page-break/>In aoaLk01 bij BRA-HWP zijn <text:s/>openbareRuimteNaam, huisnummer, huisletter, huisnummertoevoeging en postcode verplicht.</text:p>
              </text:list-item>
              <text:list-item>
                <text:p text:style-name="P39">gemLk01:BAG-HER: Bij het opvoeren van een nieuwe gemeente moet de gemeenteWaarinOvergegaan optioneel voor kunnen komen. Bij het bericht voor het opheffen van een gemeente moet de gemeenteWaarinOvergegaan ook optioneel voor kunnen komen.</text:p>
              </text:list-item>
              <text:list-item>
                <text:p text:style-name="P39">pndLk01 BGR-VBI en BGR-VOCDEEL: Als eindRelatie voorkomt, dan moet ook beginRelatie voorkomen. <text:s/></text:p>
              </text:list-item>
              <text:list-item>
                <text:p text:style-name="P39">pndLk01 BAG-MUT: <text:s/>brondocument/ datum en brondocument/identificatie zijn verplicht. </text:p>
              </text:list-item>
              <text:list-item>
                <text:p text:style-name="P39">wplLk01: <text:s/>In BRAHWP en BRAWGW bericht voor opvoeren woonplaats is inOnderzoek verplicht.</text:p>
              </text:list-item>
            </text:list>
          </table:table-cell>
        </table:table-row>
        <table:table-row>
          <table:table-cell table:style-name="Tabel2.A2" office:value-type="string">
            <text:p text:style-name="P17"><text:span text:style-name="T1">Versie 0.9<text:line-break/></text:span>Berichtcatalogus bg0310 BAG </text:p>
          </table:table-cell>
          <table:table-cell table:style-name="Tabel2.B2" office:value-type="string">
            <text:p text:style-name="P18">Naam document gewijzigd in Berichtcatalogus bg0310-BAG. De definities uit de Excel sheets in de xsd-schema’s opgenomen. Bijlage 2 is vervallen (deze bijlage staat wel in de handreiking stappenplan BAG-WOZ).</text:p>
          </table:table-cell>
        </table:table-row>
        <table:table-row>
          <table:table-cell table:style-name="Tabel2.A2" office:value-type="string">
            <text:p text:style-name="P16">Versie 0.9.1<text:line-break/>Berichtcatalogus bg0310 BAG </text:p>
          </table:table-cell>
          <table:table-cell table:style-name="Tabel2.B2" office:value-type="string">
            <text:p text:style-name="P18">Opmerkingen van de StUF Expertgroep gemaakt op het forum verwerkt.</text:p>
          </table:table-cell>
        </table:table-row>
        <table:table-row>
          <table:table-cell table:style-name="Tabel2.A2" office:value-type="string">
            <text:p text:style-name="P16">Versie 1.0 Berichtcatalogus bg0310 BAG</text:p>
          </table:table-cell>
          <table:table-cell table:style-name="Tabel2.B2" office:value-type="string">
            <text:p text:style-name="P18">Opmerkingen van de StUF Expertgroep gemaakt op het forum verwerkt.</text:p>
          </table:table-cell>
        </table:table-row>
        <table:table-row>
          <table:table-cell table:style-name="Tabel2.A2" office:value-type="string">
            <text:p text:style-name="P16">Versie 1.1 Berichtcatalogus bg0310 BAG</text:p>
          </table:table-cell>
          <table:table-cell table:style-name="Tabel2.B2" office:value-type="string">
            <text:p text:style-name="P18">ERR229: entiteittype GEM niet van toepassing op begindatumTijdvakGeldigheidBAG en einddatumTijdvakGeldigheidBAG. Deze verwijderd in de definitie van deze extraElementen.</text:p>
          </table:table-cell>
        </table:table-row>
        <table:table-row>
          <table:table-cell table:style-name="Tabel2.A2" office:value-type="string">
            <text:p text:style-name="P16">Versie 1.11</text:p>
          </table:table-cell>
          <table:table-cell table:style-name="Tabel2.B2" office:value-type="string">
            <text:p text:style-name="P18">ERR221: In de tabel van hoo<text:span text:style-name="T4">fdstuk 4 </text:span><text:span text:style-name="T4">bij gebeurtenis '</text:span><text:span text:style-name="T3">Intrekken van een openbare ruimte'</text:span><text:span text:style-name="T3"> en 'Intrekken woonplaats' de tekst in de tweede kolom aangepast</text:span><text:span text:style-name="T3">.</text:span></text:p>
          </table:table-cell>
        </table:table-row>
        <table:table-row>
          <table:table-cell table:style-name="Tabel2.A2" office:value-type="string">
            <text:p text:style-name="P16">Versie 1.12</text:p>
          </table:table-cell>
          <table:table-cell table:style-name="Tabel2.B2" office:value-type="string">
            <text:p text:style-name="P18">ERR280: De links naar 'Processenhandboek basisregistraties adressen en gebouwen, versie 2009, juli 2009' en 'Catalogus basisregistraties adressen en gebouwen, versie 2009' in hoofdstuk 1 zijn aangepast.</text:p>
          </table:table-cell>
        </table:table-row>
        <table:table-row>
          <table:table-cell table:style-name="Tabel2.A2" office:value-type="string">
            <text:p text:style-name="P16">Versie 1.13</text:p>
          </table:table-cell>
          <table:table-cell table:style-name="Tabel2.B2" office:value-type="string">
            <text:p text:style-name="P18">ERR299: De regels voor het gebruik van het extraElement 'codeGebeurtenis' zijn aangescherpt.<text:line-break/>ERR300: Op pagina 4 is beschreven in welke situaties 'StUF:noValue' met de waarde 'geenWaarde' niet gebruikt mag worden.<text:line-break/>ERR311: Op pagina 9 is vastgelegd dat de sorteerregels moeten worden toegepast op het huidige voorkomens van de berichten.</text:p>
          </table:table-cell>
        </table:table-row>
        <table:table-row>
          <table:table-cell table:style-name="Tabel2.A2" office:value-type="string">
            <text:p text:style-name="P16">Versie 1.14</text:p>
          </table:table-cell>
          <table:table-cell table:style-name="Tabel2.B2" office:value-type="string">
            <text:p text:style-name="P18">ERR0338: De regels voor de attribuutsoort codeGebeurtenis op pagina 12 zijn gecorrigeerd.</text:p>
          </table:table-cell>
        </table:table-row>
        <table:table-row>
          <table:table-cell table:style-name="Tabel2.A2" office:value-type="string">
            <text:p text:style-name="P16">Versie 1.15</text:p>
          </table:table-cell>
          <table:table-cell table:style-name="Tabel2.B2" office:value-type="string">
            <text:p text:style-name="P18">ERR0328: De regels voor het sorteren van de enkelvoudige berichten in meervoudige berichten op pagina 9 en 10 zijn aangescherpt. Er wordt niet meer gesorteerd op de berichtsoort maar op de combinatie van de waarde van de elementen 'berichtcode' en 'entiteittype' in de <text:soft-page-break/>stuurgegevens van de enkelvoudige berichten. Daarmee is de sortering eenduidiger.</text:p>
          </table:table-cell>
        </table:table-row>
      </table:table>
      <text:p text:style-name="P24"/>
      <text:h text:style-name="Heading_20_1" text:outline-level="1"><text:bookmark-start text:name="__RefHeading__3623_2078957012"/>Inleiding<text:bookmark-end text:name="__RefHeading__3623_2078957012"/></text:h>
      <text:p text:style-name="Text_20_body">De specificaties voor deze Berichtcatalogus bg0310-BAG zijn uitgewerkt als onderdeel van het Sectormodel bg in samenwerking met BAG-leveranciers en het Ministerie van Infrastructuur en Milieu (Projectteam BAG).</text:p>
      <text:p text:style-name="Text_20_body">De specificaties zijn van toepassing op alle koppelvlakken van BAG (BAG+) applicaties naar andere gemeentelijke applicaties op basis van StUF-BG 3.10 berichten.</text:p>
      <text:h text:style-name="Heading_20_2" text:outline-level="2">Onderliggend materiaal</text:h>
      <text:p text:style-name="Text_20_body">Deze Berichtcatalogus bg0310-BAG is gebaseerd op de volgende onderliggende documentatie. Definities, beschrijvingen en toelichtingen gegeven in deze documenten worden hier bekend verondersteld en worden niet herhaald.</text:p>
      <text:p text:style-name="P19">Met betrekking tot StUF-BG 3.10:</text:p>
      <text:p text:style-name="Text_20_body"><text:a xlink:type="simple" xlink:href="https://www.surfgroepen.nl/sites/stuf/Shared%20Documents/Forms/bestanden.aspx?RootFolder=/sites/stuf/Shared%20Documents/4_StUF_Standaarden/StUF%2003.01%20(In%20Gebruik)&amp;FolderCTID=&amp;View=%7B7A5846EA-6884-408D-BC2C-C3839A2417E1%7D" text:style-name="Internet_20_link" text:visited-style-name="Visited_20_Internet_20_Link">Standaard Uitwisselings Formaat, StUF 03.01</text:a></text:p>
      <text:p text:style-name="Text_20_body"><text:a xlink:type="simple" xlink:href="https://www.surfgroepen.nl/sites/stuf/Shared%20Documents/Forms/bestanden.aspx?RootFolder=/sites/stuf/Shared%20Documents/4_StUF_Standaarden/StUF%2003.01%20(In%20Gebruik)&amp;FolderCTID=&amp;View=%7B7A5846EA-6884-408D-BC2C-C3839A2417E1%7D" text:style-name="Internet_20_link" text:visited-style-name="Visited_20_Internet_20_Link">StUF 03.01, xsd-schema's: stuf0301</text:a></text:p>
      <text:p text:style-name="Text_20_body"><text:a xlink:type="simple" xlink:href="https://www.surfgroepen.nl/sites/stuf/Shared%20Documents/Forms/bestanden.aspx?RootFolder=/sites/stuf/Shared%20Documents/5_StUF_Sectormodellen/StUF-BG0310%20(In%20Gebruik)&amp;FolderCTID=&amp;View=%7B7A5846EA-6884-408D-BC2C-C3839A2417E1%7D" text:style-name="Internet_20_link" text:visited-style-name="Visited_20_Internet_20_Link">StUF-BG 3.10, xsd-schema's: bg03.10</text:a></text:p>
      <text:p text:style-name="Text_20_body"><text:a xlink:type="simple" xlink:href="https://www.surfgroepen.nl/sites/stuf/Shared%20Documents/Informatiemodellen/RSGB/RSG%20Basisgegevens%202.01%20(in%20gebruik)/RSG%20Basisgegevens%202.01%20%20deel%20I%20(in%20gebruik).pdf" text:style-name="Internet_20_link" text:visited-style-name="Visited_20_Internet_20_Link">Referentiemodel voor het Stelsel van Gemeentelijke Basisgegevens (RSGB), versie 2.01, april 2010</text:a></text:p>
      <text:p text:style-name="P19"><text:line-break/>Met betrekking tot BAG:</text:p>
      <text:p text:style-name="Text_20_body"><text:a xlink:type="simple" xlink:href="http://www.kadaster.nl/web/file?uuid=391c0710-c5b4-4f83-8154-9332544e7b8e&amp;owner=23cbe925-35ce-4a72-ac8c-a33a0c19ae1e&amp;contentid=2590" text:style-name="Internet_20_link" text:visited-style-name="Visited_20_Internet_20_Link">Catalogus basisregistraties adressen en gebouwen, versie 2009</text:a></text:p>
      <text:p text:style-name="Text_20_body"><text:a xlink:type="simple" xlink:href="https://new.kinggemeenten.nl/sites/default/files/bibliotheek/4686/processenhandboek_v.2009.pdf" text:style-name="Internet_20_link" text:visited-style-name="Visited_20_Internet_20_Link">Processenhandboek basisregistraties adressen en gebouwen, versie 2009, juli 2009</text:a></text:p>
      <text:h text:style-name="Heading_20_1" text:outline-level="1"><text:bookmark-start text:name="__RefHeading__51850_725789097"/>Definitie Berichtcatalogus bg0310-BAG<text:bookmark-end text:name="__RefHeading__51850_725789097"/></text:h>
      <text:h text:style-name="Heading_20_2" text:outline-level="2">Gebruik StUF-BG 3.10</text:h>
      <text:p text:style-name="Text_20_body">Deze berichtcatalogus is onderdeel van het StUF-BG 3.10 sectormodel. </text:p>
      <text:p text:style-name="Text_20_body">De definitie van berichten is gebaseerd op de werkprocessen BAG. Dit betekent dat de gedefinieerde (samengestelde) StUF-BG 3.10 berichten gebruikt kunnen worden voor het melden van BAG-mutaties aan alle andere gemeentelijke applicaties (incl. mid-office applicaties).</text:p>
      <text:p text:style-name="Text_20_body">Bij gebruik van deze berichtencatalogus geldt dat het attribute 'StUF:noValue' bij de elementen 'StUF:beginGeldigheid', 'StUF:beginRelatie' en 'StUF:tijdstipRegistratie' nooit de waarde 'geenWaarde' mag hebben.</text:p>
      <text:h text:style-name="Heading_20_2" text:outline-level="2">Definitie BAG+ </text:h>
      <text:p text:style-name="Text_20_body">De Berichtcatalogus bg0310-BAG is gebaseerd op StUF-BG 3.10. Aan dit uitwisselingsformaat ligt ten grondslag het Referentiemodel voor het Stelsel van Gemeentelijke Basisgegevens (RSGB). Dit <text:soft-page-break/>model kent naast de BAG-entiteiten (LIG, NUM, OPR, PND, STA, VBO, WPL) op het terrein van adressen en gebouwen ook enkele extra entiteiten (GEM, GOR, OAO, OGO, OTR). Verder is de gedefinieerde set attributen groter (maar niet verplicht). Deze berichtcatalogus definieert de berichten voor het uitwisselen van deze entiteiten en is daarmee breder dan sec de BAG.</text:p>
      <text:p text:style-name="Text_20_body">Wanneer er sprake is van een strikte BAG-implementatie, dan zullen de berichten voor BAG+ entiteiten (GEM, GOR, OAO, OGO en OTR) en de niet-BAG attributen (zoals bruto-inhoud) niet ondersteund te worden. Samengestelde berichtenVoor het doorgeven van wijzigingen in objecten staan in StUF de Lk01 kennisgevingberichten centraal. Dit kunnen berichten zijn voor toevoeging (T) van nieuwe objecten of wijziging van objecten (W), inclusief beëindiging (wijziging einddatum). In de systematiek van de BAG betekent overigens de beëindiging van een object het creëren van een nieuw tijdvak geldigheid met de status voor het object "pand gesloopt" of "verblijfsobject buiten gebruik".<text:line-break/>Daarnaast kan correctie (incl. opbouw formele historie) plaatsvinden (F).</text:p>
      <text:p text:style-name="Text_20_body">Deze berichten worden niet zelfstandig gebruikt, maar alleen als onderdeel van gedefinieerde samengestelde kennisgevingsberichten gekoppeld aan de in de BAG relevante gebeurtenissen.<text:line-break/>De gevolgen van één gebeurtenis in de BAG komen vaak tot uitdrukking in meerdere StUF-BG 3.10 enkelvoudige kennisgevingen. Het kan gaan om meerdere kennisgevingen van dezelfde soort (bijvoorbeeld een splitsing in meerdere verblijfsobjecten leidt tot meerdere vboLk01 berichten) of kennisgevingen van verschillende soort (bijvoorbeeld verlenen bouwvergunning leidt tot berichten pndLk01 en vboLK01).</text:p>
      <text:p text:style-name="Text_20_body">Om te zorgen dat de berichten die behoren bij één gebeurtenis bij elkaar blijven en als één transactie verwerkt worden, worden deze samengevoegd in samengestelde kennisgevingberichten (Lk03-berichten). De definitie van deze samengestelde berichten is opgenomen in bg0310.koppelvlakBAG.xsd en bgstuf0310.koppelvlakBAG.xsd. De wsdl bg0310.koppelvlakBAG.ontvangAsynchroonBericht.wsdl bevat als voorbeeld de definitie van de webservices binnen het porttype ontvangAsynchroon. </text:p>
      <text:h text:style-name="Heading_20_1" text:outline-level="1"><text:bookmark-start text:name="__RefHeading__51852_725789097"/>Definitie aanvullende gebeurtenissen<text:bookmark-end text:name="__RefHeading__51852_725789097"/></text:h>
      <text:p text:style-name="Text_20_body">Naast de gebeurtenissen benoemd in Processenhandboek, zijn ook de volgende gebeurtenissen relevant:</text:p>
      <text:list xml:id="list3308890192472240870" text:style-name="L2">
        <text:list-item>
          <text:p text:style-name="P32">BAG-IO<text:tab/>In onderzoek plaatsen</text:p>
        </text:list-item>
        <text:list-item>
          <text:p text:style-name="P32">BAG-OA<text:tab/>Onderzoek afgerond</text:p>
        </text:list-item>
        <text:list-item>
          <text:p text:style-name="P32">BAG-MUT<text:tab/>Muteren naar aanleiding van signalering</text:p>
        </text:list-item>
        <text:list-item>
          <text:p text:style-name="P32">BAG-COR<text:tab/>Correctie</text:p>
        </text:list-item>
        <text:list-item>
          <text:p text:style-name="P32">BAG-BN<text:tab/>Benoemen nevenadres</text:p>
        </text:list-item>
        <text:list-item>
          <text:p text:style-name="P32">BAG-IN<text:tab/>Intrekken nevenadres</text:p>
        </text:list-item>
        <text:list-item>
          <text:p text:style-name="P32">BGR-OABSV<text:tab/>Ontvangst aanvraag bouw-/sloopvergunning bestaand object</text:p>
        </text:list-item>
        <text:list-item>
          <text:p text:style-name="P32">BGR-VB<text:tab/>Melding verandering voortgang bouw/sloop</text:p>
        </text:list-item>
        <text:list-item>
          <text:p text:style-name="P32">BGR-ISV<text:tab/>Intrekken sloopvergunning</text:p>
        </text:list-item>
        <text:list-item>
          <text:p text:style-name="P32">BAG-HER<text:tab/>Gemeentelijke herindeling/grenscorrectie</text:p>
        </text:list-item>
      </text:list>
      <text:h text:style-name="Heading_20_1" text:outline-level="1"><text:bookmark-start text:name="__RefHeading__51854_725789097"/>Bijzondere aandachtspunten bij BAG-gebeurtenissen<text:bookmark-end text:name="__RefHeading__51854_725789097"/></text:h>
      <text:p text:style-name="Text_20_body">De beschrijving van de aard en de inhoud van de diverse gebeurtenissen ligt vast in het Processenhandboek. Voor een correcte interpretatie van een aantal gebeurtenissen, zijn enkele <text:soft-page-break/>bijzondere aandachtspunten van belang. Deze bijzondere aandachtspunten zijn hieronder weergegeven. Wanneer er geen aandachtspunten zijn vermeld, volstaat de beschrijving in het processenhandboek BAG.</text:p>
      <table:table table:name="Tabel3" table:style-name="Tabel3">
        <table:table-column table:style-name="Tabel3.A"/>
        <table:table-column table:style-name="Tabel3.B"/>
        <table:table-header-rows>
          <table:table-row table:style-name="Tabel3.1">
            <table:table-cell table:style-name="Tabel3.A1" office:value-type="string">
              <text:p text:style-name="P5">Gebeurtenis</text:p>
            </table:table-cell>
            <table:table-cell table:style-name="Tabel3.B1" office:value-type="string">
              <text:p text:style-name="P5">Bijzondere aandachtspunten</text:p>
            </table:table-cell>
          </table:table-row>
        </table:table-header-rows>
        <table:table-row table:style-name="Tabel3.2">
          <table:table-cell table:style-name="Tabel3.A1" office:value-type="string">
            <text:p text:style-name="P6">Ontvangst bouwaanvraag</text:p>
          </table:table-cell>
          <table:table-cell table:style-name="Tabel3.B1" office:value-type="string">
            <text:p text:style-name="P4">Ontvangst bouwvergunning voor nieuwe panden/verblijfsobjecten etc. leiden niet tot berichten, omdat de identificatie nog ontbreekt.</text:p>
            <text:p text:style-name="P4"/>
            <text:p text:style-name="P4">Ontvangst aanvraag bouwvergunning voor bestaande objecten leidt bij BAG+ systemen wel tot berichten om de “statusVoortgangBouw” te muteren. Daarvoor is een aparte gebeurtenis gedefinieerd BGR-OABSV: Ontvangst aanvraag bouw-/sloopvergunning bestaand object)</text:p>
          </table:table-cell>
        </table:table-row>
        <table:table-row table:style-name="Tabel3.2">
          <table:table-cell table:style-name="Tabel3.A1" office:value-type="string">
            <text:p text:style-name="P6">Verlenen bouwvergunning</text:p>
          </table:table-cell>
          <table:table-cell table:style-name="Tabel3.B1" office:value-type="string">
            <text:p text:style-name="P6"/>
          </table:table-cell>
        </table:table-row>
        <table:table-row table:style-name="Tabel3.2">
          <table:table-cell table:style-name="Tabel3.A1" office:value-type="string">
            <text:p text:style-name="P6">Ontvangen Postcode</text:p>
          </table:table-cell>
          <table:table-cell table:style-name="Tabel3.B1" office:value-type="string">
            <text:p text:style-name="P4">Niet iedere nummeraanduiding (NUM binnen BAG) of overige adresseerbare objectaanduiding (OAO binnen BAG+) krijgt een postcode. TNT Post kent alleen een postcode toe, wanneer er ook sprake is van een "postafgiftepunt".</text:p>
          </table:table-cell>
        </table:table-row>
        <table:table-row table:style-name="Tabel3.2">
          <table:table-cell table:style-name="Tabel3.A1" office:value-type="string">
            <text:p text:style-name="P6">Melding of waarneming afzien van bouw</text:p>
          </table:table-cell>
          <table:table-cell table:style-name="Tabel3.B1" office:value-type="string">
            <text:p text:style-name="P6"/>
          </table:table-cell>
        </table:table-row>
        <table:table-row table:style-name="Tabel3.2">
          <table:table-cell table:style-name="Tabel3.A1" office:value-type="string">
            <text:p text:style-name="P6">Intrekken bouwvergunning</text:p>
          </table:table-cell>
          <table:table-cell table:style-name="Tabel3.B1" office:value-type="string">
            <text:p text:style-name="P6"/>
          </table:table-cell>
        </table:table-row>
        <table:table-row table:style-name="Tabel3.2">
          <table:table-cell table:style-name="Tabel3.A1" office:value-type="string">
            <text:p text:style-name="P6">Melding start bouw</text:p>
          </table:table-cell>
          <table:table-cell table:style-name="Tabel3.B1" office:value-type="string">
            <text:p text:style-name="P4">Deze gebeurtenis levert in BAG alleen mutatie van PND en geen mutatie van VBO. Maar in BAG+ muteert ook OGO (“statusVoortgangBouw”)</text:p>
          </table:table-cell>
        </table:table-row>
        <table:table-row table:style-name="Tabel3.2">
          <table:table-cell table:style-name="Tabel3.A1" office:value-type="string">
            <text:p text:style-name="P6">Melding gebruiksgereed</text:p>
          </table:table-cell>
          <table:table-cell table:style-name="Tabel3.B1" office:value-type="string">
            <text:p text:style-name="P6"/>
          </table:table-cell>
        </table:table-row>
        <table:table-row table:style-name="Tabel3.2">
          <table:table-cell table:style-name="Tabel3.A1" office:value-type="string">
            <text:p text:style-name="P6">Beschikbaar komen ingemeten geometrie</text:p>
          </table:table-cell>
          <table:table-cell table:style-name="Tabel3.B1" office:value-type="string">
            <text:p text:style-name="P6"/>
          </table:table-cell>
        </table:table-row>
        <table:table-row table:style-name="Tabel3.2">
          <table:table-cell table:style-name="Tabel3.A1" office:value-type="string">
            <text:p text:style-name="P6">Kleine verbouwing object</text:p>
          </table:table-cell>
          <table:table-cell table:style-name="Tabel3.B1" office:value-type="string">
            <text:p text:style-name="P4">De melding van de gebeurtenis (berichten) komt op moment vergunningverlening.</text:p>
            <text:p text:style-name="P4">Bij de verwerking (bijvoorbeeld in de WOZ-administratie) is van belang om deze melding zorgvuldig te verwerken. In deze gevallen wordt binnen de WOZ-administratie mogelijk een nieuw WOZ-deelobject opgevoerd met de status “gevormd, niet actief” of met een ingangsdatum in de toekomst om te voorkomen dat toekomstige situatie al direct in de taxatie tot uitdrukking komt.</text:p>
          </table:table-cell>
        </table:table-row>
        <table:table-row table:style-name="Tabel3.2">
          <table:table-cell table:style-name="Tabel3.A1" office:value-type="string">
            <text:p text:style-name="P6">Verlenen bouwvergunning ingrijpend</text:p>
          </table:table-cell>
          <table:table-cell table:style-name="Tabel3.B1" office:value-type="string">
            <text:p text:style-name="P6"/>
          </table:table-cell>
        </table:table-row>
        <table:table-row table:style-name="Tabel3.2">
          <table:table-cell table:style-name="Tabel3.A1" office:value-type="string">
            <text:p text:style-name="P6">Samenvoegen verblijfsobjecten (voor BAG+ ook ogo)</text:p>
          </table:table-cell>
          <table:table-cell table:style-name="Tabel3.B1" office:value-type="string">
            <text:p text:style-name="P4">Dit kan ook zijn samenvoegen van twee OGO’s, of het samenvoegen van een VBO en een OGO.</text:p>
          </table:table-cell>
        </table:table-row>
        <table:table-row table:style-name="Tabel3.2">
          <table:table-cell table:style-name="Tabel3.A1" office:value-type="string">
            <text:p text:style-name="P6">Splitsen verblijfsobjecten (voor BAG+ ook splitsen ogo)</text:p>
          </table:table-cell>
          <table:table-cell table:style-name="Tabel3.B1" office:value-type="string">
            <text:p text:style-name="P4">Dit kan ook zijn splitsen van een OGO.</text:p>
          </table:table-cell>
        </table:table-row>
        <table:table-row table:style-name="Tabel3.2">
          <table:table-cell table:style-name="Tabel3.A1" office:value-type="string">
            <text:p text:style-name="P6">Hernummeren adresseerb. Obj. (vbo, voor BAG + ook ogo)</text:p>
          </table:table-cell>
          <table:table-cell table:style-name="Tabel3.B1" office:value-type="string">
            <text:p text:style-name="P6"/>
          </table:table-cell>
        </table:table-row>
        <table:table-row table:style-name="Tabel3.2">
          <table:table-cell table:style-name="Tabel3.A1" office:value-type="string">
            <text:p text:style-name="P6">Hoofd- nevenadres adresseerbaar object. omdraaien</text:p>
          </table:table-cell>
          <table:table-cell table:style-name="Tabel3.B1" office:value-type="string">
            <text:p text:style-name="P6"/>
          </table:table-cell>
        </table:table-row>
        <table:table-row table:style-name="Tabel3.2">
          <table:table-cell table:style-name="Tabel3.A1" office:value-type="string">
            <text:p text:style-name="P6">Verlenen sloopvergunning</text:p>
          </table:table-cell>
          <table:table-cell table:style-name="Tabel3.B1" office:value-type="string">
            <text:p text:style-name="P6"/>
          </table:table-cell>
        </table:table-row>
        <table:table-row table:style-name="Tabel3.2">
          <table:table-cell table:style-name="Tabel3.A1" office:value-type="string">
            <text:p text:style-name="P6">Melding sloop afgerond</text:p>
          </table:table-cell>
          <table:table-cell table:style-name="Tabel3.B1" office:value-type="string">
            <text:p text:style-name="P6"/>
          </table:table-cell>
        </table:table-row>
        <table:table-row table:style-name="Tabel3.2">
          <table:table-cell table:style-name="Tabel3.A1" office:value-type="string">
            <text:p text:style-name="P6">Pand onbewoonbaar</text:p>
          </table:table-cell>
          <table:table-cell table:style-name="Tabel3.B1" office:value-type="string">
            <text:p text:style-name="P6"/>
          </table:table-cell>
        </table:table-row>
        <table:table-row table:style-name="Tabel3.2">
          <table:table-cell table:style-name="Tabel3.A1" office:value-type="string">
            <text:p text:style-name="P6">Geheel verdwijnen objecten door calamiteiten</text:p>
          </table:table-cell>
          <table:table-cell table:style-name="Tabel3.B1" office:value-type="string">
            <text:p text:style-name="P6"/>
          </table:table-cell>
        </table:table-row>
        <table:table-row table:style-name="Tabel3.2">
          <table:table-cell table:style-name="Tabel3.A1" office:value-type="string">
            <text:p text:style-name="P6">Gedeeltelijk verdwijnen objecten door calamiteiten</text:p>
          </table:table-cell>
          <table:table-cell table:style-name="Tabel3.B1" office:value-type="string">
            <text:p text:style-name="P6"/>
          </table:table-cell>
        </table:table-row>
        <table:table-row table:style-name="Tabel3.2">
          <table:table-cell table:style-name="Tabel3.A1" office:value-type="string">
            <text:p text:style-name="P6">Benoemen standplaats (voor BAG+ ook benoemen otr)</text:p>
          </table:table-cell>
          <table:table-cell table:style-name="Tabel3.B1" office:value-type="string">
            <text:p text:style-name="P6"/>
          </table:table-cell>
        </table:table-row>
        <table:table-row table:style-name="Tabel3.2">
          <table:table-cell table:style-name="Tabel3.A1" office:value-type="string">
            <text:p text:style-name="P6">Benoemen ligplaats (voor BAG+ ook benoemen otr)</text:p>
          </table:table-cell>
          <table:table-cell table:style-name="Tabel3.B1" office:value-type="string">
            <text:p text:style-name="P6"/>
          </table:table-cell>
        </table:table-row>
        <table:table-row table:style-name="Tabel3.2">
          <table:table-cell table:style-name="Tabel3.A1" office:value-type="string">
            <text:p text:style-name="P6">Hernummeren adresseerbaar object</text:p>
          </table:table-cell>
          <table:table-cell table:style-name="Tabel3.B1" office:value-type="string">
            <text:p text:style-name="P6"/>
          </table:table-cell>
        </table:table-row>
        <table:table-row table:style-name="Tabel3.2">
          <table:table-cell table:style-name="Tabel3.A1" office:value-type="string">
            <text:p text:style-name="P6">Intrekken standplaats (voor BAG+ ook intrekken otr)</text:p>
          </table:table-cell>
          <table:table-cell table:style-name="Tabel3.B1" office:value-type="string">
            <text:p text:style-name="P6"/>
          </table:table-cell>
        </table:table-row>
        <table:table-row table:style-name="Tabel3.2">
          <table:table-cell table:style-name="Tabel3.A1" office:value-type="string">
            <text:p text:style-name="P6">Intrekken ligplaats (voor BAG+ ook intrekken otr)</text:p>
          </table:table-cell>
          <table:table-cell table:style-name="Tabel3.B1" office:value-type="string">
            <text:p text:style-name="P6"/>
          </table:table-cell>
        </table:table-row>
        <table:table-row table:style-name="Tabel3.2">
          <table:table-cell table:style-name="Tabel3.A1" office:value-type="string">
            <text:p text:style-name="P6">Benoemen van een openbare ruimte</text:p>
          </table:table-cell>
          <table:table-cell table:style-name="Tabel3.B1" office:value-type="string">
            <text:p text:style-name="P6"/>
          </table:table-cell>
        </table:table-row>
        <table:table-row table:style-name="Tabel3.2">
          <table:table-cell table:style-name="Tabel3.A1" office:value-type="string">
            <text:p text:style-name="P6">Hernoemen van een openbare ruimte</text:p>
          </table:table-cell>
          <table:table-cell table:style-name="Tabel3.B1" office:value-type="string">
            <text:p text:style-name="P6"/>
          </table:table-cell>
        </table:table-row>
        <text:soft-page-break/>
        <table:table-row table:style-name="Tabel3.2">
          <table:table-cell table:style-name="Tabel3.A1" office:value-type="string">
            <text:p text:style-name="P6">Hernoemen van een openbare ruimte buurgemeente</text:p>
          </table:table-cell>
          <table:table-cell table:style-name="Tabel3.B1" office:value-type="string">
            <text:p text:style-name="P6"/>
          </table:table-cell>
        </table:table-row>
        <table:table-row table:style-name="Tabel3.2">
          <table:table-cell table:style-name="Tabel3.A1" office:value-type="string">
            <text:p text:style-name="P6">Intrekken van een openbare ruimte</text:p>
          </table:table-cell>
          <table:table-cell table:style-name="Tabel3.B1" office:value-type="string">
            <text:p text:style-name="P4">Het intrekken van een openbare ruimte is alleen mogelijk, wanneer er geen enkele nummeraanduiding, overige adresseerbaar objectaanduiding of overig gebouwd object verwijst naar deze naam.</text:p>
          </table:table-cell>
        </table:table-row>
        <table:table-row table:style-name="Tabel3.2">
          <table:table-cell table:style-name="Tabel3.A1" office:value-type="string">
            <text:p text:style-name="P6">Gedeeltelijk hernoemen van een openbare ruimte</text:p>
          </table:table-cell>
          <table:table-cell table:style-name="Tabel3.B1" office:value-type="string">
            <text:p text:style-name="P4">De openbare ruimte wordt in zijn geheel ingetrokken en er worden twee nieuwe openbare ruimten opgevoerd.</text:p>
          </table:table-cell>
        </table:table-row>
        <table:table-row table:style-name="Tabel3.2">
          <table:table-cell table:style-name="Tabel3.A1" office:value-type="string">
            <text:p text:style-name="P6">Benoemen woonplaats</text:p>
          </table:table-cell>
          <table:table-cell table:style-name="Tabel3.B1" office:value-type="string">
            <text:p text:style-name="P6"/>
          </table:table-cell>
        </table:table-row>
        <table:table-row table:style-name="Tabel3.2">
          <table:table-cell table:style-name="Tabel3.A1" office:value-type="string">
            <text:p text:style-name="P6">Hernoemen woonplaats</text:p>
          </table:table-cell>
          <table:table-cell table:style-name="Tabel3.B1" office:value-type="string">
            <text:p text:style-name="P6"/>
          </table:table-cell>
        </table:table-row>
        <table:table-row table:style-name="Tabel3.2">
          <table:table-cell table:style-name="Tabel3.A1" office:value-type="string">
            <text:p text:style-name="P6">Intrekken woonplaats</text:p>
          </table:table-cell>
          <table:table-cell table:style-name="Tabel3.B1" office:value-type="string">
            <text:p text:style-name="P4">Het intrekken van een woonplaats is alleen mogelijk, wanneer er geen enkele openbare ruimtenaam, adresseerbaar objectaanduiding, overig adresseerbaar objectaanduiding en geen enkele nummeraanduiding verwijst naar deze woonplaats.</text:p>
          </table:table-cell>
        </table:table-row>
        <table:table-row table:style-name="Tabel3.2">
          <table:table-cell table:style-name="Tabel3.A1" office:value-type="string">
            <text:p text:style-name="P6">Wijzigen grens woonplaats</text:p>
          </table:table-cell>
          <table:table-cell table:style-name="Tabel3.B1" office:value-type="string">
            <text:p text:style-name="P4">Volgens het Processenhandboek worden hierbij de oorspronkelijke woonplaatsen ingetrokken en worden nieuwe woonplaatsen opgevoerd.</text:p>
            <text:p text:style-name="P4">Onder opmerkingen wordt bij de beschrijving van deze gebeurtenis in het processenhandboek ook de mogelijkheid geboden voor een kleine wijziging van de woonplaatsgrens. Deze mogelijkheid is in deze berichtcatalogus ook als "wijzigingsbericht" geïmplementeerd.</text:p>
          </table:table-cell>
        </table:table-row>
        <table:table-row table:style-name="Tabel3.2">
          <table:table-cell table:style-name="Tabel3.A1" office:value-type="string">
            <text:p text:style-name="P6">Constatering nieuw object</text:p>
          </table:table-cell>
          <table:table-cell table:style-name="Tabel3.B1" office:value-type="string">
            <text:p text:style-name="P6"/>
          </table:table-cell>
        </table:table-row>
        <table:table-row table:style-name="Tabel3.2">
          <table:table-cell table:style-name="Tabel3.A1" office:value-type="string">
            <text:p text:style-name="P6">Archivering bestaand object na constatering</text:p>
          </table:table-cell>
          <table:table-cell table:style-name="Tabel3.B1" office:value-type="string">
            <text:p text:style-name="P6"/>
          </table:table-cell>
        </table:table-row>
        <table:table-row table:style-name="Tabel3.2">
          <table:table-cell table:style-name="Tabel3.A1" office:value-type="string">
            <text:p text:style-name="P6">Heropname legitiem gegeven</text:p>
          </table:table-cell>
          <table:table-cell table:style-name="Tabel3.B1" office:value-type="string">
            <text:p text:style-name="P6"/>
          </table:table-cell>
        </table:table-row>
        <table:table-row table:style-name="Tabel3.2">
          <table:table-cell table:style-name="Tabel3.A1" office:value-type="string">
            <text:p text:style-name="P6">Archivering geconstateerd object</text:p>
          </table:table-cell>
          <table:table-cell table:style-name="Tabel3.B1" office:value-type="string">
            <text:p text:style-name="P6"/>
          </table:table-cell>
        </table:table-row>
        <table:table-row table:style-name="Tabel3.2">
          <table:table-cell table:style-name="Tabel3.A1" office:value-type="string">
            <text:p text:style-name="P6">Formalisering geconstateerd object</text:p>
          </table:table-cell>
          <table:table-cell table:style-name="Tabel3.B1" office:value-type="string">
            <text:p text:style-name="P6"/>
          </table:table-cell>
        </table:table-row>
        <table:table-row table:style-name="Tabel3.2">
          <table:table-cell table:style-name="Tabel3.A1" office:value-type="string">
            <text:p text:style-name="P6">In onderzoek plaatsen</text:p>
          </table:table-cell>
          <table:table-cell table:style-name="Tabel3.B1" office:value-type="string">
            <text:p text:style-name="P6"/>
          </table:table-cell>
        </table:table-row>
        <table:table-row table:style-name="Tabel3.2">
          <table:table-cell table:style-name="Tabel3.A1" office:value-type="string">
            <text:p text:style-name="P6">Onderzoek afgerond</text:p>
          </table:table-cell>
          <table:table-cell table:style-name="Tabel3.B1" office:value-type="string">
            <text:p text:style-name="P4">Dit betreft alleen de wijziging van de status inOnderzoek in "N". De eventuele inhoudelijke aanpassingen worden geleverd met een afzonderlijke gebeurtenis. Dit kan zijn een correctie of mutatie naar aanleiding van signalering, welke via een gebeurtenis wordt verwerkt (bijvoorbeeld splitsing verblijfsobjecten).</text:p>
          </table:table-cell>
        </table:table-row>
        <table:table-row table:style-name="Tabel3.2">
          <table:table-cell table:style-name="Tabel3.A1" office:value-type="string">
            <text:p text:style-name="P6">Muteren naar aanleiding van signalering</text:p>
          </table:table-cell>
          <table:table-cell table:style-name="Tabel3.B1" office:value-type="string">
            <text:p text:style-name="P6"/>
          </table:table-cell>
        </table:table-row>
        <table:table-row table:style-name="Tabel3.2">
          <table:table-cell table:style-name="Tabel3.A1" office:value-type="string">
            <text:p text:style-name="P6">Correctie</text:p>
          </table:table-cell>
          <table:table-cell table:style-name="Tabel3.B1" office:value-type="string">
            <text:p text:style-name="P6"/>
          </table:table-cell>
        </table:table-row>
        <table:table-row table:style-name="Tabel3.2">
          <table:table-cell table:style-name="Tabel3.A1" office:value-type="string">
            <text:p text:style-name="P6">Benoemen nevenadres</text:p>
          </table:table-cell>
          <table:table-cell table:style-name="Tabel3.B1" office:value-type="string">
            <text:p text:style-name="P6"/>
          </table:table-cell>
        </table:table-row>
        <table:table-row table:style-name="Tabel3.2">
          <table:table-cell table:style-name="Tabel3.A1" office:value-type="string">
            <text:p text:style-name="P6">Intrekken nevenadres</text:p>
          </table:table-cell>
          <table:table-cell table:style-name="Tabel3.B1" office:value-type="string">
            <text:p text:style-name="P6"/>
          </table:table-cell>
        </table:table-row>
        <table:table-row table:style-name="Tabel3.2">
          <table:table-cell table:style-name="Tabel3.A1" office:value-type="string">
            <text:p text:style-name="P6">Ontvangst aanvraag bouw-/sloopverg. bestaand object</text:p>
          </table:table-cell>
          <table:table-cell table:style-name="Tabel3.B1" office:value-type="string">
            <text:p text:style-name="P6"/>
          </table:table-cell>
        </table:table-row>
        <table:table-row table:style-name="Tabel3.2">
          <table:table-cell table:style-name="Tabel3.A1" office:value-type="string">
            <text:p text:style-name="P6">Melding verandering voortgang bouw/sloop</text:p>
          </table:table-cell>
          <table:table-cell table:style-name="Tabel3.B1" office:value-type="string">
            <text:p text:style-name="P4">Deze gebeurtenis komt alleen voor in BAG+ -applicaties.</text:p>
          </table:table-cell>
        </table:table-row>
        <table:table-row table:style-name="Tabel3.2">
          <table:table-cell table:style-name="Tabel3.A1" office:value-type="string">
            <text:p text:style-name="P6">Intrekken sloopvergunning</text:p>
          </table:table-cell>
          <table:table-cell table:style-name="Tabel3.B1" office:value-type="string">
            <text:p text:style-name="P6"/>
          </table:table-cell>
        </table:table-row>
        <table:table-row table:style-name="Tabel3.2">
          <table:table-cell table:style-name="Tabel3.A1" office:value-type="string">
            <text:p text:style-name="P6">Gemeentelijke herindeling/grenscorrectie</text:p>
          </table:table-cell>
          <table:table-cell table:style-name="Tabel3.B1" office:value-type="string">
            <text:p text:style-name="P4">Dit betreft uitsluitend het koppelen van diverse objecttypen aan de "nieuwe verantwoordelijke gemeente". Natuurlijk voorziet deze gebeurtenis niet in een volledige systeemconversie in verband met gemeentelijke herindeling.</text:p>
          </table:table-cell>
        </table:table-row>
      </table:table>
      <text:p text:style-name="Text_20_body"/>
      <text:h text:style-name="Heading_20_1" text:outline-level="1"><text:bookmark-start text:name="__RefHeading__51856_725789097"/>Berichtspecificaties<text:bookmark-end text:name="__RefHeading__51856_725789097"/></text:h>
      <text:p text:style-name="Text_20_body">Voor deze Berichtcatalogus bg0310-BAG zijn de volgende daarin gedefinieerde kennisgevingen van belang:</text:p>
      <text:list xml:id="list9062668122229952413" text:style-name="L3">
        <text:list-item>
          <text:p text:style-name="P33">aoaLk01</text:p>
        </text:list-item>
        <text:list-item>
          <text:p text:style-name="P33"><text:soft-page-break/>gemLk01</text:p>
        </text:list-item>
        <text:list-item>
          <text:p text:style-name="P33">ligstaLk01</text:p>
        </text:list-item>
        <text:list-item>
          <text:p text:style-name="P33">ligLk01</text:p>
        </text:list-item>
        <text:list-item>
          <text:p text:style-name="P33">staLk01</text:p>
        </text:list-item>
        <text:list-item>
          <text:p text:style-name="P33">ogoLk01</text:p>
        </text:list-item>
        <text:list-item>
          <text:p text:style-name="P33">oprLk01</text:p>
        </text:list-item>
        <text:list-item>
          <text:p text:style-name="P33">otrLk01</text:p>
        </text:list-item>
        <text:list-item>
          <text:p text:style-name="P33">pndLk01</text:p>
        </text:list-item>
        <text:list-item>
          <text:p text:style-name="P33">vboLk01</text:p>
        </text:list-item>
        <text:list-item>
          <text:p text:style-name="P33">wplLk01</text:p>
          <text:p text:style-name="P31"/>
        </text:list-item>
      </text:list>
      <text:p text:style-name="Text_20_body">Deze kennisgevingen worden echter uitsluitend gebruikt als onderdeel van samengestelde berichten per gebeurtenis. Hierbij wordt gebruik gemaakt van de volgende samengestelde berichten:</text:p>
      <text:list xml:id="list1071948520740396174" text:style-name="L4">
        <text:list-item>
          <text:p text:style-name="P34">bgrVBN_Lk03</text:p>
        </text:list-item>
        <text:list-item>
          <text:p text:style-name="P34">braOPC_Lk03</text:p>
        </text:list-item>
        <text:list-item>
          <text:p text:style-name="P34">bgrMAB_Lk03</text:p>
        </text:list-item>
        <text:list-item>
          <text:p text:style-name="P34">bgrIBV_Lk03</text:p>
        </text:list-item>
        <text:list-item>
          <text:p text:style-name="P34">bgrMSB_Lk03</text:p>
        </text:list-item>
        <text:list-item>
          <text:p text:style-name="P34">bgrMGB_Lk03</text:p>
        </text:list-item>
        <text:list-item>
          <text:p text:style-name="P34">bgrBIG_Lk03</text:p>
        </text:list-item>
        <text:list-item>
          <text:p text:style-name="P34">bgrKVO_Lk03</text:p>
        </text:list-item>
        <text:list-item>
          <text:p text:style-name="P34">bgrVBI_Lk03</text:p>
        </text:list-item>
        <text:list-item>
          <text:p text:style-name="P34">bgrSSVSAMEN_Lk03</text:p>
        </text:list-item>
        <text:list-item>
          <text:p text:style-name="P34">bgrSSVSPLITS_Lk03</text:p>
        </text:list-item>
        <text:list-item>
          <text:p text:style-name="P34">braHNU_Lk03</text:p>
        </text:list-item>
        <text:list-item>
          <text:p text:style-name="P34">braOHN_Lk03</text:p>
        </text:list-item>
        <text:list-item>
          <text:p text:style-name="P34">bgrVSL_Lk03</text:p>
        </text:list-item>
        <text:list-item>
          <text:p text:style-name="P34">bgrMGS_Lk03</text:p>
        </text:list-item>
        <text:list-item>
          <text:p text:style-name="P34">bgrPNO_Lk03</text:p>
        </text:list-item>
        <text:list-item>
          <text:p text:style-name="P34">bgrVOCHEEL_Lk03</text:p>
        </text:list-item>
        <text:list-item>
          <text:p text:style-name="P34">bgrVOCDEEL_Lk03</text:p>
        </text:list-item>
        <text:list-item>
          <text:p text:style-name="P34">bgrBSLSP_Lk03</text:p>
        </text:list-item>
        <text:list-item>
          <text:p text:style-name="P34">bgrBSLLP_Lk03</text:p>
        </text:list-item>
        <text:list-item>
          <text:p text:style-name="P34">braHNU_Lk03</text:p>
        </text:list-item>
        <text:list-item>
          <text:p text:style-name="P34">bgrISLSP_Lk03</text:p>
        </text:list-item>
        <text:list-item>
          <text:p text:style-name="P34">bgrISLLP_Lk03</text:p>
        </text:list-item>
        <text:list-item>
          <text:p text:style-name="P34">braBOR_Lk03</text:p>
        </text:list-item>
        <text:list-item>
          <text:p text:style-name="P34">braHOR_Lk03</text:p>
        </text:list-item>
        <text:list-item>
          <text:p text:style-name="P34">braHOB_Lk03</text:p>
        </text:list-item>
        <text:list-item>
          <text:p text:style-name="P34">braIOR_Lk03</text:p>
        </text:list-item>
        <text:list-item>
          <text:p text:style-name="P34">braGHO_Lk03</text:p>
        </text:list-item>
        <text:list-item>
          <text:p text:style-name="P34">braBWP_Lk03</text:p>
        </text:list-item>
        <text:list-item>
          <text:p text:style-name="P34">braHWP_Lk03</text:p>
        </text:list-item>
        <text:list-item>
          <text:p text:style-name="P34">braIWP_lk03</text:p>
        </text:list-item>
        <text:list-item>
          <text:p text:style-name="P34"><text:soft-page-break/>braWGW_Lk03</text:p>
        </text:list-item>
        <text:list-item>
          <text:p text:style-name="P34">bgrCOG_Lk03</text:p>
        </text:list-item>
        <text:list-item>
          <text:p text:style-name="P34">bagAOC_Lk03</text:p>
        </text:list-item>
        <text:list-item>
          <text:p text:style-name="P34">bagHLG_Lk03</text:p>
        </text:list-item>
        <text:list-item>
          <text:p text:style-name="P34">bagAGO_Lk03</text:p>
        </text:list-item>
        <text:list-item>
          <text:p text:style-name="P34">bagFGO_Lk03</text:p>
        </text:list-item>
        <text:list-item>
          <text:p text:style-name="P34">bagIO_Lk03</text:p>
        </text:list-item>
        <text:list-item>
          <text:p text:style-name="P34">bagOA_Lk03</text:p>
        </text:list-item>
        <text:list-item>
          <text:p text:style-name="P34">bagMUT_Lk03</text:p>
        </text:list-item>
        <text:list-item>
          <text:p text:style-name="P34">bagCOR_Lk03</text:p>
        </text:list-item>
        <text:list-item>
          <text:p text:style-name="P34">bagBN_Lk03</text:p>
        </text:list-item>
        <text:list-item>
          <text:p text:style-name="P34">bagIN_Lk03</text:p>
        </text:list-item>
        <text:list-item>
          <text:p text:style-name="P34">bgrOABSV_Lk03</text:p>
        </text:list-item>
        <text:list-item>
          <text:p text:style-name="P34">bgrVB_Lk03</text:p>
        </text:list-item>
        <text:list-item>
          <text:p text:style-name="P34">bgrISV_Lk03</text:p>
        </text:list-item>
        <text:list-item>
          <text:p text:style-name="P34">bagHER_Lk03</text:p>
        </text:list-item>
      </text:list>
      <text:p text:style-name="Text_20_body"/>
      <text:p text:style-name="Text_20_body">In verreweg de meeste gevallen heeft een gebeurtenis betrekking op één hoofdobject en gevolgen voor daaraan gerelateerde objecten. </text:p>
      <text:p text:style-name="Text_20_body">Bij het in onderzoek plaatsen is er voor gekozen om altijd met één object te werken. Mocht het in onderzoek plaatsen of afronden of het corrigeren toch op meerdere objecten betrekking hebben, dan kan dit alleen gecommuniceerd worden als meerdere gebeurtenissen. In de praktijk zal dit niet leiden tot problemen.</text:p>
      <text:p text:style-name="Text_20_body">Per gebeurtenis worden de berichten in een vaste volgorde geplaatst in het samengestelde bericht.<text:line-break/><text:bookmark-start text:name="__DdeLink__1391_274865866"/>Daarbij worden de volgende regels toegepast op de huidige (en dus niet de oude!) voorkomens in de enkelvoudige berichten:<text:bookmark-end text:name="__DdeLink__1391_274865866"/> <text:line-break/>Primair worden de berichten gesorteerd op </text:p>
      <text:list xml:id="list1001060554244059429" text:style-name="L5">
        <text:list-item>
          <text:p text:style-name="P36">tijdstipRegistratie;<text:line-break/></text:p>
        </text:list-item>
      </text:list>
      <text:p text:style-name="P8">Bij gelijk tijdstipRegistratie wordt gesorteerd op:</text:p>
      <text:list xml:id="list31553774" text:continue-numbering="true" text:style-name="L5">
        <text:list-item>
          <text:p text:style-name="P36">tijdvakGeldigheid/beginGeldigheid;<text:line-break/></text:p>
        </text:list-item>
      </text:list>
      <text:p text:style-name="P3">Bij gelijk tijdstipRegistratie en gelijk tijdvakGeldigheid/beginGeldigheid wordt gesorteerd op de naam van de enkelvoudige kennisgeving in de volgorde:</text:p>
      <text:list xml:id="list31547985" text:continue-numbering="true" text:style-name="L5">
        <text:list-item>
          <text:p text:style-name="P35">gemLk01</text:p>
        </text:list-item>
        <text:list-item>
          <text:p text:style-name="P35">wplLk01</text:p>
        </text:list-item>
        <text:list-item>
          <text:p text:style-name="P35">oprLk01</text:p>
        </text:list-item>
        <text:list-item>
          <text:p text:style-name="P35">pndLk01</text:p>
        </text:list-item>
        <text:list-item>
          <text:p text:style-name="P35">aoaLk01</text:p>
        </text:list-item>
        <text:list-item>
          <text:p text:style-name="P35">vboLk01</text:p>
        </text:list-item>
        <text:list-item>
          <text:p text:style-name="P35">ligstaLk01</text:p>
        </text:list-item>
        <text:list-item>
          <text:p text:style-name="P35">ligLk01</text:p>
        </text:list-item>
        <text:list-item>
          <text:p text:style-name="P35"><text:soft-page-break/>staLk01</text:p>
        </text:list-item>
        <text:list-item>
          <text:p text:style-name="P35">ogoLk01</text:p>
        </text:list-item>
        <text:list-item>
          <text:p text:style-name="P35">otrLk01<text:line-break/></text:p>
        </text:list-item>
      </text:list>
      <text:p text:style-name="P7">Bij gelijk tijdstipRegistratie, gelijk tijdvakGeldigheid/beginGeldigheid en gelijke naam van de enkelvoudige kennisgeving staan de kennisgevingen in de volgorde:</text:p>
      <text:list xml:id="list31545256" text:continue-numbering="true" text:style-name="L5">
        <text:list-item>
          <text:p text:style-name="P35">F (correcties)</text:p>
        </text:list-item>
        <text:list-item>
          <text:p text:style-name="P35">T (toevoeging)</text:p>
        </text:list-item>
        <text:list-item>
          <text:p text:style-name="P35">W (beëindiging)</text:p>
        </text:list-item>
        <text:list-item>
          <text:p text:style-name="P35">W (overige wijzigingen).</text:p>
        </text:list-item>
      </text:list>
      <text:h text:style-name="Heading_20_1" text:outline-level="1"><text:bookmark-start text:name="__RefHeading__6431_1835884674"/>Definitie extraElementen<text:bookmark-end text:name="__RefHeading__6431_1835884674"/></text:h>
      <text:p text:style-name="Text_20_body">In het kader van de definitie van de Berichtcatalogus bg0310-BAG op basis van StUF-BG 3.10 worden de volgende extraElementen gehanteeerd binnen de StUF-BG 3.10 berichten AOA, GEM, OPR, PND, TGO en WPL. Het extraElement codeGebeurtenis is al eerder als extraElement binnen StUF-BG 3.10 gedefinieerd voor AOA, OPR en WPL.<text:line-break/>In deze notitie wordt de definitie van deze extraElementen beschreven.</text:p>
      <text:p text:style-name="Text_20_body">Deze extraElementen kunnen voor komen in zowel kennisgevingsberichten als vraag- antwoordberichten en synchronisatieberichten. In kennisgevingsberichten zijn deze extraElementen verplicht.</text:p>
      <text:h text:style-name="P37" text:outline-level="2"><text:bookmark-start text:name="__RefHeading__58150_725789097"/>codeGebeurtenis<text:bookmark-end text:name="__RefHeading__58150_725789097"/></text:h>
      <table:table table:name="Tabel4" table:style-name="Tabel4">
        <table:table-column table:style-name="Tabel4.A"/>
        <table:table-column table:style-name="Tabel4.B"/>
        <table:table-row>
          <table:table-cell office:value-type="string">
            <text:p text:style-name="P26">Standaard</text:p>
          </table:table-cell>
          <table:table-cell office:value-type="string">
            <text:p text:style-name="P15">bg0310</text:p>
          </table:table-cell>
        </table:table-row>
        <table:table-row>
          <table:table-cell office:value-type="string">
            <text:p text:style-name="P26">ID1</text:p>
          </table:table-cell>
          <table:table-cell office:value-type="string">
            <text:p text:style-name="P14"> </text:p>
          </table:table-cell>
        </table:table-row>
        <table:table-row>
          <table:table-cell office:value-type="string">
            <text:p text:style-name="P26">Naam attribuutsoort</text:p>
          </table:table-cell>
          <table:table-cell office:value-type="string">
            <text:p text:style-name="P15">Code gebeurtenis</text:p>
          </table:table-cell>
        </table:table-row>
        <table:table-row>
          <table:table-cell office:value-type="string">
            <text:p text:style-name="P27">Herkomst attribuutsoort</text:p>
          </table:table-cell>
          <table:table-cell office:value-type="string">
            <text:p text:style-name="P10">Berichtcatalogus bg0310-BAG</text:p>
          </table:table-cell>
        </table:table-row>
        <table:table-row>
          <table:table-cell office:value-type="string">
            <text:p text:style-name="P27">Code attribuutsoort </text:p>
          </table:table-cell>
          <table:table-cell office:value-type="string">
            <text:p text:style-name="P10"> </text:p>
          </table:table-cell>
        </table:table-row>
        <table:table-row>
          <table:table-cell office:value-type="string">
            <text:p text:style-name="P27">XML-tag attribuutsoort /</text:p>
            <text:p text:style-name="P27">Elementnaam</text:p>
          </table:table-cell>
          <table:table-cell office:value-type="string">
            <text:p text:style-name="P11">codeGebeurtenis</text:p>
          </table:table-cell>
        </table:table-row>
        <table:table-row>
          <table:table-cell office:value-type="string">
            <text:p text:style-name="P27">Entiteittype</text:p>
          </table:table-cell>
          <table:table-cell office:value-type="string">
            <text:p text:style-name="P11">AOA, GEM, OPR, PND, TGO en WPL</text:p>
          </table:table-cell>
        </table:table-row>
        <table:table-row>
          <table:table-cell office:value-type="string">
            <text:p text:style-name="P27">Definitie attribuutsoort</text:p>
          </table:table-cell>
          <table:table-cell office:value-type="string">
            <text:p text:style-name="P11">De code voor een gebeurtenis zoals gedefinieerd in koppelingen met de BAG. </text:p>
          </table:table-cell>
        </table:table-row>
        <table:table-row>
          <table:table-cell office:value-type="string">
            <text:p text:style-name="P27">Herkomst definitie attribuutsoort</text:p>
          </table:table-cell>
          <table:table-cell office:value-type="string">
            <text:p text:style-name="P10">Berichtcatalogus bg0310-BAG</text:p>
          </table:table-cell>
        </table:table-row>
        <table:table-row>
          <table:table-cell office:value-type="string">
            <text:p text:style-name="P27">Datum aanvraag</text:p>
          </table:table-cell>
          <table:table-cell office:value-type="string">
            <text:p text:style-name="P11">20100617</text:p>
          </table:table-cell>
        </table:table-row>
        <table:table-row>
          <table:table-cell office:value-type="string">
            <text:p text:style-name="P27">Toelichting attribuutsoort</text:p>
          </table:table-cell>
          <table:table-cell office:value-type="string">
            <text:p text:style-name="P10"><text:span text:style-name="T2">Zie </text:span>Berichtcatalogus bg0310-BAG <text:span text:style-name="T2">op basis van StUF-BG 3.10</text:span></text:p>
          </table:table-cell>
        </table:table-row>
        <table:table-row>
          <table:table-cell office:value-type="string">
            <text:p text:style-name="P27">Domein attribuutsoort</text:p>
          </table:table-cell>
          <table:table-cell office:value-type="string">
            <text:p text:style-name="P9">Formaat:<text:tab/>AN16<text:line-break/></text:p>
            <text:p text:style-name="P9">Waardeverzameling: </text:p>
            <text:p text:style-name="P9">BGR-OBA<text:tab/>Ontvangst bouwaanvraag</text:p>
            <text:p text:style-name="P9">BGR-VBN<text:tab/>Verlenen bouwvergunning</text:p>
            <text:p text:style-name="P9">BRA-OPC<text:tab/>Ontvangen Postcode</text:p>
            <text:p text:style-name="P9">BGR-MAB<text:tab/>Melding of waarneming afzien van bouw</text:p>
            <text:p text:style-name="P9">BGR-IBV<text:tab/>Intrekken bouwvergunning</text:p>
            <text:p text:style-name="P9">BGR-MSB<text:tab/>Melding start bouw</text:p>
            <text:p text:style-name="P9">BGR-MGB<text:tab/>Melding gebruiksgereed</text:p>
            <text:p text:style-name="P9">BGR-BIG<text:tab/>Beschikbaar komen ingemeten geometrie</text:p>
            <text:p text:style-name="P9">BGR-KVO<text:tab/>Kleine verbouwing object</text:p>
            <text:p text:style-name="P9">BGR-VBI<text:tab/>Verlenen bouwvergunning ingrijpend</text:p>
            <text:p text:style-name="P9">BGR-SSVSAMEN<text:tab/>Samenvoegen verblijfsobjecten (voor BAG+ ook OGO)</text:p>
            <text:p text:style-name="P9">BGR-SSVSPLITS<text:tab/>Splitsen verblijfsobjecten (voor BAG+ ook splitsen<text:line-break/><text:tab/>OGO)</text:p>
            <text:p text:style-name="P9">BRA-HNU<text:tab/>Hernummeren adresseerb. Obj. (vbo, voor BAG + ook<text:line-break/><text:tab/>ogo)</text:p>
            <text:p text:style-name="P9">BRA-OHN<text:tab/>Hoofd- nevenadres adresseerbaar object. omdraaien</text:p>
            <text:p text:style-name="P9">BGR-VSL<text:tab/>Verlenen sloopvergunning</text:p>
            <text:p text:style-name="P9">BGR-MGS<text:tab/>Melding sloop afgerond</text:p>
            <text:p text:style-name="P9">BGR-PNO<text:tab/>Pand onbewoonbaar</text:p>
            <text:p text:style-name="P9">BGR-VOCHEEL<text:tab/>Geheel verdwijnen objecten door calamiteiten</text:p>
            <text:p text:style-name="P9">BGR-VOCDEEL<text:tab/>Gedeeltelijk verdwijnen objecten door calamiteiten</text:p>
            <text:p text:style-name="P9">BGR-BSLSP<text:tab/>Benoemen standplaats (voor BAG+ ook benoemen <text:tab/>OTR)</text:p>
            <text:p text:style-name="P9">BGR-BSLLP<text:tab/>Benoemen ligplaats (voor BAG+ ook benoemen OTR)</text:p>
            <text:p text:style-name="P9">BRA-HNU<text:tab/>Hernummeren adresseerbaar object</text:p>
            <text:p text:style-name="P9"><text:soft-page-break/>BGR-ISLSP<text:tab/>Intrekken standplaats (voor BAG+ ook intrekken OTR)</text:p>
            <text:p text:style-name="P9">BGR-ISLLP<text:tab/>Intrekken ligplaats (voor BAG+ ook intrekken OTR)</text:p>
            <text:p text:style-name="P9">BRA-BOR<text:tab/>Benoemen van een openbare ruimte</text:p>
            <text:p text:style-name="P9">BRA-HOR<text:tab/>Hernoemen van een openbare ruimte</text:p>
            <text:p text:style-name="P9">BRA-HOB<text:tab/>Hernoemen van een openbare ruimte buurgemeente</text:p>
            <text:p text:style-name="P9">BRA-IOR<text:tab/>Intrekken van een openbare ruimte</text:p>
            <text:p text:style-name="P9">BRA-GHO<text:tab/>Gedeeltelijk hernoemen van een openbare ruimte</text:p>
            <text:p text:style-name="P9">BRA-BWP<text:tab/>Benoemen woonplaats</text:p>
            <text:p text:style-name="P9">BRA-HWP<text:tab/>Hernoemen woonplaats</text:p>
            <text:p text:style-name="P9">BRA-IWP<text:tab/>Intrekken woonplaats</text:p>
            <text:p text:style-name="P9">BRA-WGW<text:tab/>Wijzigen grens woonplaats</text:p>
            <text:p text:style-name="P9">BGR-COG<text:tab/>Constatering nieuw object</text:p>
            <text:p text:style-name="P9">BAG-AOC<text:tab/>Archivering bestaand object na constatering</text:p>
            <text:p text:style-name="P9">BAG-HLG<text:tab/>Heropname legitiem gegeven</text:p>
            <text:p text:style-name="P9">BAG-AGO<text:tab/>Archivering geconstateerd object</text:p>
            <text:p text:style-name="P9">BAG-FGO<text:tab/>Formalisering geconstateerd object</text:p>
            <text:p text:style-name="P9">BAG-IO<text:tab/>In onderzoek plaatsen</text:p>
            <text:p text:style-name="P9">BAG-OA<text:tab/>Onderzoek afgerond</text:p>
            <text:p text:style-name="P9">BAG-MUT<text:tab/>Muteren naar aanleiding van signalering</text:p>
            <text:p text:style-name="P9">BAG-COR<text:tab/>Correctie</text:p>
            <text:p text:style-name="P9">BAG-BN<text:tab/>Benoemen nevenadres</text:p>
            <text:p text:style-name="P9">BAG-IN<text:tab/>Intrekken nevenadres</text:p>
            <text:p text:style-name="P9">BGR-OABSV<text:tab/>Ontvangst aanvraag bouw-/sloopverg. bestaand object</text:p>
            <text:p text:style-name="P9">BGR-VB<text:tab/>Melding verandering voortgang bouw/sloop</text:p>
            <text:p text:style-name="P9">BGR-ISV<text:tab/>Intrekken sloopvergunning</text:p>
            <text:p text:style-name="P9">BAG-HER<text:tab/>Gemeentelijke herindeling/grenscorrectie</text:p>
          </table:table-cell>
        </table:table-row>
        <table:table-row>
          <table:table-cell office:value-type="string">
            <text:p text:style-name="P27">Indicatie materiële historie</text:p>
          </table:table-cell>
          <table:table-cell office:value-type="string">
            <text:p text:style-name="P11">n.v.t.</text:p>
          </table:table-cell>
        </table:table-row>
        <table:table-row>
          <table:table-cell office:value-type="string">
            <text:p text:style-name="P27">Indicatie formele historie</text:p>
          </table:table-cell>
          <table:table-cell office:value-type="string">
            <text:p text:style-name="P11">n.v.t.</text:p>
          </table:table-cell>
        </table:table-row>
        <table:table-row>
          <table:table-cell office:value-type="string">
            <text:p text:style-name="P27">Aanduiding gebeurtenis</text:p>
          </table:table-cell>
          <table:table-cell office:value-type="string">
            <text:p text:style-name="P11">Nee</text:p>
          </table:table-cell>
        </table:table-row>
        <table:table-row>
          <table:table-cell office:value-type="string">
            <text:p text:style-name="P27">Aanduiding brondocument</text:p>
          </table:table-cell>
          <table:table-cell office:value-type="string">
            <text:p text:style-name="P11">Nee</text:p>
          </table:table-cell>
        </table:table-row>
        <table:table-row>
          <table:table-cell office:value-type="string">
            <text:p text:style-name="P27">Indicatie in onderzoek</text:p>
          </table:table-cell>
          <table:table-cell office:value-type="string">
            <text:p text:style-name="P11">Nee</text:p>
          </table:table-cell>
        </table:table-row>
        <table:table-row>
          <table:table-cell office:value-type="string">
            <text:p text:style-name="P27">Aanduiding strijdigheid/nietigheid</text:p>
          </table:table-cell>
          <table:table-cell office:value-type="string">
            <text:p text:style-name="P11">Nee</text:p>
          </table:table-cell>
        </table:table-row>
        <table:table-row>
          <table:table-cell office:value-type="string">
            <text:p text:style-name="P27">Indicatie kardinaliteit</text:p>
          </table:table-cell>
          <table:table-cell office:value-type="string">
            <text:p text:style-name="P11">0-1</text:p>
          </table:table-cell>
        </table:table-row>
        <table:table-row>
          <table:table-cell office:value-type="string">
            <text:p text:style-name="P27">Indicatie authentiek</text:p>
          </table:table-cell>
          <table:table-cell office:value-type="string">
            <text:p text:style-name="P11">Niet authentiek</text:p>
          </table:table-cell>
        </table:table-row>
        <table:table-row>
          <table:table-cell office:value-type="string">
            <text:p text:style-name="P27">Regels attribuutsoort</text:p>
          </table:table-cell>
          <table:table-cell office:value-type="string">
            <text:p text:style-name="P11">Lijst met code kan worden uitgebreid, wanneer StUF-BG 3.10 ook wordt gebruikt voor koppeling vanuit andere gemeentelijke applicaties.<text:line-break/><text:line-break/>Dit attribuut wordt geplaatst binnen zowel het oude als het huidige voorkomen van alle binnen het samengestelde bericht voorkomende enkelvoudige berichten. In de oude voorkomens kan het attribuut een waarde aannemen die het in een evt. voorgaand bericht heeft gekregen maar het kan ook leeg blijven. Binnen alle huidige objecten van een Lk03 bericht moeten al deze attributen echter wel altijd dezelfde waarde hebben. Alle Lk01 berichten in een Lk03 bericht hebben immers dezelfde gebeurtenis als trigger.</text:p>
          </table:table-cell>
        </table:table-row>
      </table:table>
      <text:h text:style-name="Heading_20_2" text:outline-level="2"><text:bookmark-start text:name="__RefHeading__58152_725789097"/><text:soft-page-break/>begindatumTijdvakGeldigheidBAG<text:bookmark-end text:name="__RefHeading__58152_725789097"/></text:h>
      <table:table table:name="Tabel5" table:style-name="Tabel5">
        <table:table-column table:style-name="Tabel5.A"/>
        <table:table-column table:style-name="Tabel5.B"/>
        <table:table-row>
          <table:table-cell office:value-type="string">
            <text:p text:style-name="P26">Standaard</text:p>
          </table:table-cell>
          <table:table-cell office:value-type="string">
            <text:p text:style-name="P15">bg0310</text:p>
          </table:table-cell>
        </table:table-row>
        <table:table-row>
          <table:table-cell office:value-type="string">
            <text:p text:style-name="P26">ID1</text:p>
          </table:table-cell>
          <table:table-cell office:value-type="string">
            <text:p text:style-name="P14"/>
          </table:table-cell>
        </table:table-row>
        <table:table-row>
          <table:table-cell office:value-type="string">
            <text:p text:style-name="P26">Naam attribuutsoort</text:p>
          </table:table-cell>
          <table:table-cell office:value-type="string">
            <text:p text:style-name="P15">Datum begin geldigheid gegevens in BAG</text:p>
          </table:table-cell>
        </table:table-row>
        <table:table-row>
          <table:table-cell office:value-type="string">
            <text:p text:style-name="P27">Herkomst attribuutsoort</text:p>
          </table:table-cell>
          <table:table-cell office:value-type="string">
            <text:p text:style-name="P10">Berichtcatalogus bg0310-BAG</text:p>
          </table:table-cell>
        </table:table-row>
        <table:table-row>
          <table:table-cell office:value-type="string">
            <text:p text:style-name="P27">Code attribuutsoort </text:p>
          </table:table-cell>
          <table:table-cell office:value-type="string">
            <text:p text:style-name="P10"/>
          </table:table-cell>
        </table:table-row>
        <table:table-row>
          <table:table-cell office:value-type="string">
            <text:p text:style-name="P27">XML-tag attribuutsoort</text:p>
            <text:p text:style-name="P27">Elementnaam</text:p>
          </table:table-cell>
          <table:table-cell office:value-type="string">
            <text:p text:style-name="P11">begindatumTijdvakGeldigheidBAG</text:p>
          </table:table-cell>
        </table:table-row>
        <table:table-row>
          <table:table-cell office:value-type="string">
            <text:p text:style-name="P27">Entiteittype</text:p>
          </table:table-cell>
          <table:table-cell office:value-type="string">
            <text:p text:style-name="P11">AOA, OPR, PND, TGO en WPL</text:p>
          </table:table-cell>
        </table:table-row>
        <table:table-row>
          <table:table-cell office:value-type="string">
            <text:p text:style-name="P27">Definitie attribuutsoort</text:p>
          </table:table-cell>
          <table:table-cell office:value-type="string">
            <text:p text:style-name="P11">De begindatum van een periode waarin een of meer gegevens die worden bijgehouden over één van de BAG-objecttypen een wijziging hebben ondergaan.</text:p>
          </table:table-cell>
        </table:table-row>
        <table:table-row>
          <table:table-cell office:value-type="string">
            <text:p text:style-name="P27">Herkomst definitie attribuutsoort</text:p>
          </table:table-cell>
          <table:table-cell office:value-type="string">
            <text:p text:style-name="P11">Catalogus basisregistraties adressen en gebouwen</text:p>
          </table:table-cell>
        </table:table-row>
        <table:table-row>
          <table:table-cell office:value-type="string">
            <text:p text:style-name="P27">Datum aanvraag</text:p>
          </table:table-cell>
          <table:table-cell office:value-type="string">
            <text:p text:style-name="P11">20100617</text:p>
          </table:table-cell>
        </table:table-row>
        <table:table-row>
          <table:table-cell office:value-type="string">
            <text:p text:style-name="P27">Toelichting attribuutsoort</text:p>
          </table:table-cell>
          <table:table-cell office:value-type="string">
            <text:p text:style-name="P11">Doordat in een gemeentelijke BAG-applicatie (BAG+ -applicatie) meer gegevens kunnen worden bijgehouden is het mogelijk dat één of meer van de extra attributen wijzigen, terwijl alle kenmerken van belang voor de Basisregistratie adressen en gebouwen (BAG) gelijk blijven. Binnen de BAG+ - applicatie is dan sprake van een afwijkende periode geldigheid ten opzichte van de periode die formeel geldt binnen de BAG en die vastligt in de LV BAG.</text:p>
            <text:p text:style-name="P11">Ter voorkoming van problemen is het wenselijk om in deze gevallen beide perioden te kunnen uitwisselen.</text:p>
          </table:table-cell>
        </table:table-row>
        <table:table-row>
          <table:table-cell office:value-type="string">
            <text:p text:style-name="P27">Domein attribuutsoort</text:p>
          </table:table-cell>
          <table:table-cell office:value-type="string">
            <text:p text:style-name="P13">DatumTijd<text:line-break/>Formaat:<text:tab/>N17<text:line-break/>Waardeverzameling:<text:tab/>JJJJMMDDUUMMSSmmm</text:p>
          </table:table-cell>
        </table:table-row>
        <table:table-row>
          <table:table-cell office:value-type="string">
            <text:p text:style-name="P27">Indicatie materiële historie</text:p>
          </table:table-cell>
          <table:table-cell office:value-type="string">
            <text:p text:style-name="P11">Ja</text:p>
          </table:table-cell>
        </table:table-row>
        <table:table-row>
          <table:table-cell office:value-type="string">
            <text:p text:style-name="P27">Indicatie formele historie</text:p>
          </table:table-cell>
          <table:table-cell office:value-type="string">
            <text:p text:style-name="P11">Ja</text:p>
          </table:table-cell>
        </table:table-row>
        <table:table-row>
          <table:table-cell office:value-type="string">
            <text:p text:style-name="P27">Aanduiding gebeurtenis</text:p>
          </table:table-cell>
          <table:table-cell office:value-type="string">
            <text:p text:style-name="P11">Nee</text:p>
          </table:table-cell>
        </table:table-row>
        <table:table-row>
          <table:table-cell office:value-type="string">
            <text:p text:style-name="P27">Aanduiding brondocument</text:p>
          </table:table-cell>
          <table:table-cell office:value-type="string">
            <text:p text:style-name="P11">Nee</text:p>
          </table:table-cell>
        </table:table-row>
        <table:table-row>
          <table:table-cell office:value-type="string">
            <text:p text:style-name="P27">Indicatie in onderzoek</text:p>
          </table:table-cell>
          <table:table-cell office:value-type="string">
            <text:p text:style-name="P11">Nee</text:p>
          </table:table-cell>
        </table:table-row>
        <table:table-row>
          <table:table-cell office:value-type="string">
            <text:p text:style-name="P27">Aanduiding strijdigheid/nietigheid</text:p>
          </table:table-cell>
          <table:table-cell office:value-type="string">
            <text:p text:style-name="P11">Nee</text:p>
          </table:table-cell>
        </table:table-row>
        <text:soft-page-break/>
        <table:table-row>
          <table:table-cell office:value-type="string">
            <text:p text:style-name="P27">Indicatie kardinaliteit</text:p>
          </table:table-cell>
          <table:table-cell office:value-type="string">
            <text:p text:style-name="P11">1-1</text:p>
          </table:table-cell>
        </table:table-row>
        <table:table-row>
          <table:table-cell office:value-type="string">
            <text:p text:style-name="P27">Indicatie authentiek</text:p>
          </table:table-cell>
          <table:table-cell office:value-type="string">
            <text:p text:style-name="P11">Niet authentiek</text:p>
          </table:table-cell>
        </table:table-row>
        <table:table-row>
          <table:table-cell office:value-type="string">
            <text:p text:style-name="P27">Regels attribuutsoort</text:p>
          </table:table-cell>
          <table:table-cell office:value-type="string">
            <text:p text:style-name="P11">Ook wanneer de formele periode volgens de BAG identiek is aan de binnengemeentelijke periode, worden beide attributen gebruikt.</text:p>
          </table:table-cell>
        </table:table-row>
      </table:table>
      <text:h text:style-name="Heading_20_2" text:outline-level="2"><text:bookmark-start text:name="__RefHeading__58154_725789097"/>einddatumTijdvakGeldigheidBAG<text:bookmark-end text:name="__RefHeading__58154_725789097"/></text:h>
      <table:table table:name="Tabel6" table:style-name="Tabel6">
        <table:table-column table:style-name="Tabel6.A"/>
        <table:table-column table:style-name="Tabel6.B"/>
        <table:table-row>
          <table:table-cell office:value-type="string">
            <text:p text:style-name="P26">Standaard</text:p>
          </table:table-cell>
          <table:table-cell office:value-type="string">
            <text:p text:style-name="P15">bg0310</text:p>
          </table:table-cell>
        </table:table-row>
        <table:table-row>
          <table:table-cell office:value-type="string">
            <text:p text:style-name="P26">ID1</text:p>
          </table:table-cell>
          <table:table-cell office:value-type="string">
            <text:p text:style-name="P14"/>
          </table:table-cell>
        </table:table-row>
        <table:table-row>
          <table:table-cell office:value-type="string">
            <text:p text:style-name="P26">Naam attribuutsoort</text:p>
          </table:table-cell>
          <table:table-cell office:value-type="string">
            <text:p text:style-name="P15">Datum einde geldigheid gegevens in BAG</text:p>
          </table:table-cell>
        </table:table-row>
        <table:table-row>
          <table:table-cell office:value-type="string">
            <text:p text:style-name="P27">Herkomst attribuutsoort</text:p>
          </table:table-cell>
          <table:table-cell office:value-type="string">
            <text:p text:style-name="P10">Berichtcatalogus bg0310-BAG</text:p>
          </table:table-cell>
        </table:table-row>
        <table:table-row>
          <table:table-cell office:value-type="string">
            <text:p text:style-name="P27">Code attribuutsoort </text:p>
          </table:table-cell>
          <table:table-cell office:value-type="string">
            <text:p text:style-name="P10"/>
          </table:table-cell>
        </table:table-row>
        <table:table-row>
          <table:table-cell office:value-type="string">
            <text:p text:style-name="P27">XML-tag attribuutsoort</text:p>
            <text:p text:style-name="P27">Elementnaam</text:p>
          </table:table-cell>
          <table:table-cell office:value-type="string">
            <text:p text:style-name="P11">einddatumTijdvakGeldigheidBAG</text:p>
          </table:table-cell>
        </table:table-row>
        <table:table-row>
          <table:table-cell office:value-type="string">
            <text:p text:style-name="P27">Entiteittype</text:p>
          </table:table-cell>
          <table:table-cell office:value-type="string">
            <text:p text:style-name="P11">AOA, OPR, PND, TGO en WPL</text:p>
          </table:table-cell>
        </table:table-row>
        <table:table-row>
          <table:table-cell office:value-type="string">
            <text:p text:style-name="P27">Definitie attribuutsoort</text:p>
          </table:table-cell>
          <table:table-cell office:value-type="string">
            <text:p text:style-name="P11">De einddatum van een periode waarin een of meer gegevens die worden bijgehouden over één van de BAG-objecttypen een wijziging hebben ondergaan.</text:p>
          </table:table-cell>
        </table:table-row>
        <table:table-row>
          <table:table-cell office:value-type="string">
            <text:p text:style-name="P27">Herkomst definitie attribuutsoort</text:p>
          </table:table-cell>
          <table:table-cell office:value-type="string">
            <text:p text:style-name="P11">Catalogus basisregistraties adressen en gebouwen</text:p>
          </table:table-cell>
        </table:table-row>
        <table:table-row>
          <table:table-cell office:value-type="string">
            <text:p text:style-name="P27">Datum aanvraag</text:p>
          </table:table-cell>
          <table:table-cell office:value-type="string">
            <text:p text:style-name="P11">20100617</text:p>
          </table:table-cell>
        </table:table-row>
        <table:table-row>
          <table:table-cell office:value-type="string">
            <text:p text:style-name="P27">Toelichting attribuutsoort</text:p>
          </table:table-cell>
          <table:table-cell office:value-type="string">
            <text:p text:style-name="P11">Doordat in een gemeentelijke BAG-applicatie (BAG+ -applicatie) meer gegevens kunnen worden bijgehouden is het mogelijk dat één of meer van de extra attributen wijzigen, terwijl alle kenmerken van belang voor de Basisregistratie adressen en gebouwen (BAG) gelijk blijven. Binnen de BAG+ - applicatie is dan sprake van een afwijkende periode geldigheid ten opzichte van de periode die formeel geldt binnen de BAG en die vastligt in de LV BAG.</text:p>
            <text:p text:style-name="P11">Ter voorkoming van problemen is het wenselijk om in deze gevallen beide perioden te kunnen uitwisselen.</text:p>
          </table:table-cell>
        </table:table-row>
        <table:table-row>
          <table:table-cell office:value-type="string">
            <text:p text:style-name="P27">Domein attribuutsoort</text:p>
          </table:table-cell>
          <table:table-cell office:value-type="string">
            <text:p text:style-name="P12">DatumTijd<text:line-break/>Formaat:<text:tab/>N17<text:line-break/>Waardeverzameling:<text:tab/>JJJJMMDDUUMMSSmmm</text:p>
          </table:table-cell>
        </table:table-row>
        <table:table-row>
          <table:table-cell office:value-type="string">
            <text:p text:style-name="P27">Indicatie materiële historie</text:p>
          </table:table-cell>
          <table:table-cell office:value-type="string">
            <text:p text:style-name="P11">Ja</text:p>
          </table:table-cell>
        </table:table-row>
        <table:table-row>
          <table:table-cell office:value-type="string">
            <text:p text:style-name="P27">Indicatie formele historie</text:p>
          </table:table-cell>
          <table:table-cell office:value-type="string">
            <text:p text:style-name="P11">Ja<text:soft-page-break/></text:p>
          </table:table-cell>
        </table:table-row>
        <table:table-row>
          <table:table-cell office:value-type="string">
            <text:p text:style-name="P27">Aanduiding gebeurtenis</text:p>
          </table:table-cell>
          <table:table-cell office:value-type="string">
            <text:p text:style-name="P11">Nee</text:p>
          </table:table-cell>
        </table:table-row>
        <table:table-row>
          <table:table-cell office:value-type="string">
            <text:p text:style-name="P27">Aanduiding brondocument</text:p>
          </table:table-cell>
          <table:table-cell office:value-type="string">
            <text:p text:style-name="P11">Nee</text:p>
          </table:table-cell>
        </table:table-row>
        <table:table-row>
          <table:table-cell office:value-type="string">
            <text:p text:style-name="P27">Indicatie in onderzoek</text:p>
          </table:table-cell>
          <table:table-cell office:value-type="string">
            <text:p text:style-name="P11">Nee</text:p>
          </table:table-cell>
        </table:table-row>
        <table:table-row>
          <table:table-cell office:value-type="string">
            <text:p text:style-name="P27">Aanduiding strijdigheid/nietigheid</text:p>
          </table:table-cell>
          <table:table-cell office:value-type="string">
            <text:p text:style-name="P11">Nee</text:p>
          </table:table-cell>
        </table:table-row>
        <table:table-row>
          <table:table-cell office:value-type="string">
            <text:p text:style-name="P27">Indicatie kardinaliteit</text:p>
          </table:table-cell>
          <table:table-cell office:value-type="string">
            <text:p text:style-name="P11">0-1</text:p>
          </table:table-cell>
        </table:table-row>
        <table:table-row>
          <table:table-cell office:value-type="string">
            <text:p text:style-name="P27">Indicatie authentiek</text:p>
          </table:table-cell>
          <table:table-cell office:value-type="string">
            <text:p text:style-name="P11">Niet authentiek</text:p>
          </table:table-cell>
        </table:table-row>
        <table:table-row>
          <table:table-cell office:value-type="string">
            <text:p text:style-name="P27">Regels attribuutsoort</text:p>
          </table:table-cell>
          <table:table-cell office:value-type="string">
            <text:p text:style-name="P11">Ook wanneer de formele periode volgens de BAG identiek is aan binnengemeentelijke periode, worden beide attributen gebruik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springing_20_1e" style:display-name="inspringing 1e" style:family="paragraph" style:parent-style-name="Standard">
      <style:paragraph-properties fo:margin-left="0.3154in" fo:margin-right="0in" fo:margin-top="0in" fo:margin-bottom="0in" fo:text-indent="0in"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Titel">Berichtcatalogus bg0310-BAG</text:user-defined><text:tab/><text:tab/><text:user-defined style:data-style-name="N0" text:name="Publicatiedatum">01-04-2016</text:user-defined></text:p>
      </style:header>
      <style:footer>
        <text:p text:style-name="Footer"><text:tab/>– <text:page-number text:select-page="current">15</text:page-number>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5-11T15:17:08.96</meta:creation-date>
    <dc:title>Berichtcatalogus bg0310-BAG</dc:title>
    <meta:editing-duration>P1DT10H33M26S</meta:editing-duration>
    <meta:editing-cycles>79</meta:editing-cycles>
    <meta:generator>OpenOffice/4.1.1$Win32 OpenOffice.org_project/411m6$Build-9775</meta:generator>
    <meta:initial-creator>Henri Korver</meta:initial-creator>
    <dc:subject>Berichtcatalogus voor bg0310-BAG</dc:subject>
    <dc:date>2016-03-17T11:37:21.89</dc:date>
    <dc:creator>Robert Melskens</dc:creator>
    <meta:document-statistic meta:table-count="5" meta:image-count="1" meta:object-count="0" meta:page-count="15" meta:paragraph-count="437" meta:word-count="3056" meta:character-count="23091"/>
    <meta:user-defined meta:name="Auteur">KING</meta:user-defined>
    <meta:user-defined meta:name="Publicatiedatum">01-04-2016</meta:user-defined>
    <meta:user-defined meta:name="Status">In gebruik</meta:user-defined>
    <meta:user-defined meta:name="Titel">Berichtcatalogus bg0310-BAG</meta:user-defined>
    <meta:user-defined meta:name="Versie" meta:value-type="string">1.1</meta:user-defined>
    <meta:template xlink:type="simple" xlink:actuate="onRequest" xlink:title="odtSjabloon" xlink:href="../../../../../AppData/Roaming/OpenOffice.org/3/user/template/odtSjabloon1.ott" meta:date="2011-03-29T13:08:01"/>
  </office:meta>
</office:document-meta>
</file>